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2f62" officeooo:paragraph-rsid="001d2f62" style:font-weight-asian="bold" style:font-weight-complex="bold"/>
    </style:style>
    <style:style style:name="P2" style:family="paragraph" style:parent-style-name="Standard">
      <style:text-properties fo:font-weight="bold" officeooo:rsid="001eaef2" officeooo:paragraph-rsid="001eaef2" style:font-weight-asian="bold" style:font-weight-complex="bold"/>
    </style:style>
    <style:style style:name="P3" style:family="paragraph" style:parent-style-name="Standard">
      <style:text-properties fo:font-weight="normal" officeooo:rsid="001d2f62" officeooo:paragraph-rsid="001d2f62" style:font-weight-asian="normal" style:font-weight-complex="normal"/>
    </style:style>
    <style:style style:name="P4" style:family="paragraph" style:parent-style-name="Standard">
      <style:text-properties fo:font-weight="normal" officeooo:rsid="001eaef2" officeooo:paragraph-rsid="001eaef2" style:font-weight-asian="normal" style:font-weight-complex="normal"/>
    </style:style>
    <style:style style:name="P5" style:family="paragraph" style:parent-style-name="Standard">
      <style:text-properties fo:font-weight="bold" officeooo:rsid="001eaef2" officeooo:paragraph-rsid="001eaef2" style:font-weight-asian="bold" style:font-weight-complex="bold"/>
    </style:style>
    <style:style style:name="P6" style:family="paragraph" style:parent-style-name="Standard">
      <style:text-properties fo:font-weight="bold" officeooo:rsid="001fc8bb" officeooo:paragraph-rsid="001fc8bb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fc8bb" officeooo:paragraph-rsid="001fc8bb" style:font-weight-asian="bold" style:font-weight-complex="bold"/>
    </style:style>
    <style:style style:name="P8" style:family="paragraph" style:parent-style-name="Standard">
      <style:text-properties fo:font-weight="normal" officeooo:rsid="001fc8bb" officeooo:paragraph-rsid="001fc8b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22"/><text:tab/><text:tab/><text:tab/><text:tab/><text:tab/>STACK.C </text:p>
      <text:p text:style-name="P1"/>
      <text:p text:style-name="Standard">#include&lt;stdio.h&gt;</text:p>
      <text:p text:style-name="Standard">#include&lt;stdlib.h&gt;</text:p>
      <text:p text:style-name="Standard"/>
      <text:p text:style-name="Standard">void push();</text:p>
      <text:p text:style-name="Standard">void pop();</text:p>
      <text:p text:style-name="Standard">void search();</text:p>
      <text:p text:style-name="Standard">void display();</text:p>
      <text:p text:style-name="Standard"/>
      <text:p text:style-name="Standard">struct node</text:p>
      <text:p text:style-name="Standard">{</text:p>
      <text:p text:style-name="Standard"><text:tab/>int data;</text:p>
      <text:p text:style-name="Standard"><text:tab/>struct node *next;</text:p>
      <text:p text:style-name="Standard">}*next=NULL;</text:p>
      <text:p text:style-name="Standard"/>
      <text:p text:style-name="Standard">struct node *top=NULL;</text:p>
      <text:p text:style-name="Standard"/>
      <text:p text:style-name="Standard">int main()</text:p>
      <text:p text:style-name="Standard">{</text:p>
      <text:p text:style-name="Standard"><text:s text:c="8"/>int ch;</text:p>
      <text:p text:style-name="Standard"><text:tab/>do</text:p>
      <text:p text:style-name="Standard"><text:tab/>{</text:p>
      <text:p text:style-name="Standard"><text:tab/><text:tab/>printf("\n_______");</text:p>
      <text:p text:style-name="Standard"><text:tab/><text:tab/>printf("\n\t MENU");</text:p>
      <text:p text:style-name="Standard"><text:tab/><text:tab/>printf("\n\t_______");</text:p>
      <text:p text:style-name="Standard"><text:tab/><text:tab/>printf("\n\t 1.PUSH");</text:p>
      <text:p text:style-name="Standard"><text:tab/><text:tab/>printf("\n\t 2.POP");</text:p>
      <text:p text:style-name="Standard"><text:tab/><text:tab/>printf("\n\t 3.SEARCH");</text:p>
      <text:p text:style-name="Standard"><text:tab/><text:tab/>printf("\n\t 4.DISPLAY");</text:p>
      <text:p text:style-name="Standard"><text:tab/><text:tab/>printf("\n\t 5.EXIT");</text:p>
      <text:p text:style-name="Standard"><text:tab/><text:tab/>printf("\n Enter your option\n:");</text:p>
      <text:p text:style-name="Standard"><text:tab/><text:tab/>scanf("%d",&amp;ch);</text:p>
      <text:p text:style-name="Standard"><text:tab/><text:tab/>switch(ch)</text:p>
      <text:p text:style-name="Standard"><text:tab/><text:tab/>{</text:p>
      <text:p text:style-name="Standard"><text:tab/><text:tab/><text:tab/>case 1:<text:tab/>push();</text:p>
      <text:p text:style-name="Standard"><text:tab/><text:tab/> <text:s text:c="6"/><text:tab/><text:tab/>break;</text:p>
      <text:p text:style-name="Standard"><text:tab/><text:tab/><text:tab/>case 2:<text:tab/>pop();</text:p>
      <text:p text:style-name="Standard"><text:tab/><text:tab/> <text:s text:c="6"/><text:tab/><text:tab/>break;</text:p>
      <text:p text:style-name="Standard"><text:tab/><text:tab/><text:tab/>case 3: search();</text:p>
      <text:p text:style-name="Standard"><text:tab/><text:tab/><text:tab/><text:tab/>break;</text:p>
      <text:p text:style-name="Standard"><text:tab/><text:tab/><text:tab/>case 4:<text:tab/>display();</text:p>
      <text:p text:style-name="Standard"><text:tab/><text:tab/> <text:s text:c="6"/><text:tab/><text:tab/>break;</text:p>
      <text:p text:style-name="Standard"><text:tab/><text:tab/><text:tab/>case 5:<text:tab/>printf("EXIT");</text:p>
      <text:p text:style-name="Standard"><text:tab/><text:tab/> <text:s text:c="6"/><text:tab/><text:tab/>break;</text:p>
      <text:p text:style-name="Standard"/>
      <text:p text:style-name="Standard"><text:tab/><text:tab/><text:tab/>default:printf("\n ivalid option....\n");</text:p>
      <text:p text:style-name="Standard"><text:tab/><text:tab/><text:tab/><text:tab/>break;</text:p>
      <text:p text:style-name="Standard"><text:tab/><text:tab/>}</text:p>
      <text:p text:style-name="Standard"><text:tab/>}while(ch!=5);</text:p>
      <text:p text:style-name="Standard">}</text:p>
      <text:p text:style-name="Standard"><text:soft-page-break/></text:p>
      <text:p text:style-name="Standard">void push()</text:p>
      <text:p text:style-name="Standard">{</text:p>
      <text:p text:style-name="Standard"><text:tab/>int val;</text:p>
      <text:p text:style-name="Standard"><text:tab/>struct node *newnode=(struct node*)malloc(sizeof(struct node));</text:p>
      <text:p text:style-name="Standard"><text:tab/>if(newnode==NULL)</text:p>
      <text:p text:style-name="Standard"><text:tab/>{</text:p>
      <text:p text:style-name="Standard"><text:tab/><text:tab/>printf("OVERFLOW");</text:p>
      <text:p text:style-name="Standard"><text:tab/>}</text:p>
      <text:p text:style-name="Standard"><text:tab/>else</text:p>
      <text:p text:style-name="Standard"><text:tab/>{</text:p>
      <text:p text:style-name="Standard"><text:tab/><text:tab/>printf("Enter value for push");</text:p>
      <text:p text:style-name="Standard"><text:s text:c="8"/><text:tab/>scanf("%d",&amp;val);</text:p>
      <text:p text:style-name="Standard"><text:tab/></text:p>
      <text:p text:style-name="Standard"><text:tab/><text:tab/>newnode-&gt;data=val;</text:p>
      <text:p text:style-name="Standard"><text:tab/><text:tab/>newnode-&gt;next=NULL;</text:p>
      <text:p text:style-name="Standard"/>
      <text:p text:style-name="Standard"><text:tab/><text:tab/>newnode-&gt;next=top;</text:p>
      <text:p text:style-name="Standard"><text:tab/><text:tab/>top=newnode;</text:p>
      <text:p text:style-name="Standard"><text:tab/>}</text:p>
      <text:p text:style-name="Standard"><text:tab/>printf("PUSHED ELEMENT");</text:p>
      <text:p text:style-name="Standard"/>
      <text:p text:style-name="Standard">}</text:p>
      <text:p text:style-name="Standard"/>
      <text:p text:style-name="Standard"><text:s/>void pop()</text:p>
      <text:p text:style-name="Standard"><text:tab/>{</text:p>
      <text:p text:style-name="Standard"><text:tab/><text:tab/>int item;</text:p>
      <text:p text:style-name="Standard"><text:tab/><text:tab/>struct node *ptr;</text:p>
      <text:p text:style-name="Standard"><text:tab/>if(top==NULL)</text:p>
      <text:p text:style-name="Standard"><text:tab/>{</text:p>
      <text:p text:style-name="Standard"><text:tab/><text:tab/>printf("OVERFLOW---");</text:p>
      <text:p text:style-name="Standard"><text:tab/>}</text:p>
      <text:p text:style-name="Standard"><text:tab/><text:tab/>else</text:p>
      <text:p text:style-name="Standard"><text:tab/>{</text:p>
      <text:p text:style-name="Standard"><text:tab/><text:tab/>item=top-&gt;data;</text:p>
      <text:p text:style-name="Standard"><text:tab/><text:tab/>ptr=top;</text:p>
      <text:p text:style-name="Standard"><text:tab/><text:tab/>top=top-&gt;next;</text:p>
      <text:p text:style-name="Standard"><text:tab/><text:tab/>free(ptr);</text:p>
      <text:p text:style-name="Standard"><text:tab/><text:tab/>printf("\n%d POPPED",item);</text:p>
      <text:p text:style-name="Standard"><text:tab/>}</text:p>
      <text:p text:style-name="Standard"><text:tab/>}</text:p>
      <text:p text:style-name="Standard">void search()</text:p>
      <text:p text:style-name="Standard"><text:tab/>{</text:p>
      <text:p text:style-name="Standard"><text:tab/><text:tab/>int val;</text:p>
      <text:p text:style-name="Standard"><text:tab/><text:tab/>printf("Enter the element to search");</text:p>
      <text:p text:style-name="Standard"><text:tab/><text:tab/>scanf("%d",&amp;val);</text:p>
      <text:p text:style-name="Standard"><text:tab/><text:tab/>struct node *temp=top;</text:p>
      <text:p text:style-name="Standard"><text:tab/><text:tab/>int pos=0;</text:p>
      <text:p text:style-name="Standard"><text:tab/><text:tab/>while(temp!=NULL)</text:p>
      <text:p text:style-name="Standard"><text:tab/>{</text:p>
      <text:p text:style-name="Standard"><text:tab/><text:tab/>if(temp-&gt;data==val)</text:p>
      <text:p text:style-name="Standard"><text:tab/>{</text:p>
      <text:p text:style-name="Standard"><text:soft-page-break/><text:tab/><text:tab/>printf("\n%d was found at position %d",val,pos);</text:p>
      <text:p text:style-name="Standard"><text:tab/><text:tab/>return;</text:p>
      <text:p text:style-name="Standard"><text:tab/>}</text:p>
      <text:p text:style-name="Standard"><text:tab/><text:tab/>temp=temp-&gt;next;</text:p>
      <text:p text:style-name="Standard"><text:tab/><text:tab/>pos++;</text:p>
      <text:p text:style-name="Standard"><text:tab/>}</text:p>
      <text:p text:style-name="Standard"><text:tab/><text:tab/>printf("%d was not found",val);</text:p>
      <text:p text:style-name="Standard">}</text:p>
      <text:p text:style-name="Standard"/>
      <text:p text:style-name="Standard">void display()</text:p>
      <text:p text:style-name="Standard">{</text:p>
      <text:p text:style-name="Standard"><text:tab/>int i;</text:p>
      <text:p text:style-name="Standard"><text:tab/>struct node *ptr;</text:p>
      <text:p text:style-name="Standard"><text:tab/>ptr=top;</text:p>
      <text:p text:style-name="Standard"><text:tab/>if(ptr==NULL)</text:p>
      <text:p text:style-name="Standard"><text:tab/>{</text:p>
      <text:p text:style-name="Standard"><text:tab/><text:tab/>printf("Stack is empty");</text:p>
      <text:p text:style-name="Standard"><text:tab/>}</text:p>
      <text:p text:style-name="Standard"><text:tab/>else</text:p>
      <text:p text:style-name="Standard"><text:tab/>{</text:p>
      <text:p text:style-name="Standard"><text:tab/><text:tab/>printf("\t stack\n\t****\n");</text:p>
      <text:p text:style-name="Standard"/>
      <text:p text:style-name="Standard"><text:tab/><text:tab/>while(ptr!=NULL)</text:p>
      <text:p text:style-name="Standard"><text:tab/><text:tab/>{</text:p>
      <text:p text:style-name="Standard"><text:tab/><text:tab/><text:tab/>printf("\t %d\n",ptr-&gt;data);</text:p>
      <text:p text:style-name="Standard"><text:tab/><text:tab/><text:tab/>ptr=ptr-&gt;next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tab/><text:tab/><text:tab/><text:tab/><text:tab/>SINGLYLINKED LIST</text:p>
      <text:p text:style-name="P1"/>
      <text:p text:style-name="P1"/>
      <text:p text:style-name="P3">#include&lt;stdio.h&gt;</text:p>
      <text:p text:style-name="P3">#include&lt;stdlib.h&gt;</text:p>
      <text:p text:style-name="P3">struct node</text:p>
      <text:p text:style-name="P3">{</text:p>
      <text:p text:style-name="P3"><text:s text:c="8"/>int data;</text:p>
      <text:p text:style-name="P3"><text:s text:c="8"/>struct node* link;</text:p>
      <text:p text:style-name="P3">};</text:p>
      <text:p text:style-name="P3">struct node *head=NULL;</text:p>
      <text:p text:style-name="P3">void in_beg(int data)</text:p>
      <text:p text:style-name="P3">{</text:p>
      <text:p text:style-name="P3"><text:s text:c="8"/>struct node *newnode=(struct node*)malloc(sizeof(struct node));</text:p>
      <text:p text:style-name="P3"><text:s text:c="8"/>newnode-&gt;data=data;</text:p>
      <text:p text:style-name="P3"><text:s text:c="8"/>newnode-&gt;link=NULL;</text:p>
      <text:p text:style-name="P3"><text:s text:c="8"/>if(head==NULL)</text:p>
      <text:p text:style-name="P3"><text:s text:c="8"/>{</text:p>
      <text:p text:style-name="P3"><text:s text:c="16"/>head=newnode;</text:p>
      <text:p text:style-name="P3"><text:s text:c="8"/>}</text:p>
      <text:p text:style-name="P3"><text:s text:c="8"/>else</text:p>
      <text:p text:style-name="P3"><text:s text:c="8"/>{</text:p>
      <text:p text:style-name="P3"><text:s text:c="16"/>newnode-&gt;link=head;</text:p>
      <text:p text:style-name="P3"><text:s text:c="16"/>head=newnode;</text:p>
      <text:p text:style-name="P3"><text:s text:c="8"/>}</text:p>
      <text:p text:style-name="P3"><text:s text:c="8"/>printf("%d inserted at the beginning.\n",newnode-&gt;data);</text:p>
      <text:p text:style-name="P3">}</text:p>
      <text:p text:style-name="P3">void in_end(int data)</text:p>
      <text:p text:style-name="P3">{</text:p>
      <text:p text:style-name="P3"><text:s text:c="8"/>struct node *newnode=(struct node*)malloc(sizeof(struct node));</text:p>
      <text:p text:style-name="P3"><text:s text:c="8"/>struct node *temp=head;</text:p>
      <text:p text:style-name="P3"><text:s text:c="8"/>newnode-&gt;data=data;</text:p>
      <text:p text:style-name="P3"><text:s text:c="8"/>newnode-&gt;link=NULL;</text:p>
      <text:p text:style-name="P3"><text:s text:c="8"/>if(head==NULL)</text:p>
      <text:p text:style-name="P3"><text:s text:c="8"/>{</text:p>
      <text:p text:style-name="P3"><text:s text:c="16"/>head=newnode;</text:p>
      <text:p text:style-name="P3"><text:s text:c="8"/>}</text:p>
      <text:p text:style-name="P3"><text:s text:c="7"/>else</text:p>
      <text:p text:style-name="P3"><text:s text:c="8"/>{</text:p>
      <text:p text:style-name="P3"><text:s text:c="16"/>while(temp-&gt;link!=NULL)</text:p>
      <text:p text:style-name="P3"><text:s text:c="16"/>{</text:p>
      <text:p text:style-name="P3"><text:s text:c="24"/>temp=temp-&gt;link;</text:p>
      <text:p text:style-name="P3"><text:s text:c="16"/>}</text:p>
      <text:p text:style-name="P3"><text:s text:c="16"/>temp-&gt;link=newnode;</text:p>
      <text:p text:style-name="P3"><text:s text:c="8"/>}</text:p>
      <text:p text:style-name="P3"><text:s text:c="8"/>printf("%d inserted at the end.\n",newnode-&gt;data);</text:p>
      <text:p text:style-name="P3"/>
      <text:p text:style-name="P3">}</text:p>
      <text:p text:style-name="P3">int size_of_list()</text:p>
      <text:p text:style-name="P3">{</text:p>
      <text:p text:style-name="P3"><text:s text:c="8"/>struct node* temp = head;</text:p>
      <text:p text:style-name="P3"><text:s text:c="8"/>int count = 0;</text:p>
      <text:p text:style-name="P3"><text:soft-page-break/><text:s/></text:p>
      <text:p text:style-name="P3"><text:s text:c="8"/>while(temp != NULL)</text:p>
      <text:p text:style-name="P3"><text:s text:c="8"/>{</text:p>
      <text:p text:style-name="P3"><text:s text:c="12"/>count ++;</text:p>
      <text:p text:style-name="P3"><text:s text:c="12"/>temp = temp-&gt;link;</text:p>
      <text:p text:style-name="P3"><text:s text:c="8"/>}</text:p>
      <text:p text:style-name="P3"><text:s text:c="8"/>return count;</text:p>
      <text:p text:style-name="P3">}</text:p>
      <text:p text:style-name="P3">void in_pos(int pos,int data)</text:p>
      <text:p text:style-name="P3">{</text:p>
      <text:p text:style-name="P3"><text:s text:c="8"/>struct node *newnode=(struct node*)malloc(sizeof(struct node));</text:p>
      <text:p text:style-name="P3"><text:s text:c="8"/>struct node *temp=head;</text:p>
      <text:p text:style-name="P3"><text:s text:c="8"/>newnode-&gt;data=data;</text:p>
      <text:p text:style-name="P3"><text:s text:c="8"/>newnode-&gt;link=NULL;</text:p>
      <text:p text:style-name="P3"><text:s text:c="8"/>int count=0;</text:p>
      <text:p text:style-name="P3"><text:s text:c="8"/>count=size_of_list();</text:p>
      <text:p text:style-name="P3"><text:s text:c="7"/></text:p>
      <text:p text:style-name="P3"><text:s text:c="8"/>if(head==NULL&amp;&amp;(pos&lt;=0||pos&gt;1))</text:p>
      <text:p text:style-name="P3"><text:s text:c="8"/>{</text:p>
      <text:p text:style-name="P3"><text:s text:c="12"/>printf("\nInvalid position to insert a node\n");</text:p>
      <text:p text:style-name="P3"><text:s text:c="12"/>return;</text:p>
      <text:p text:style-name="P3"><text:s text:c="8"/>}</text:p>
      <text:p text:style-name="P3"><text:s text:c="8"/>if(head!=NULL&amp;&amp;(pos&lt;=0||pos&gt;count))</text:p>
      <text:p text:style-name="P3"><text:s text:c="8"/>{</text:p>
      <text:p text:style-name="P3"><text:s text:c="12"/>printf("\nInvalid position to insert a node\n");</text:p>
      <text:p text:style-name="P3"><text:s text:c="12"/>return;</text:p>
      <text:p text:style-name="P3"><text:s text:c="8"/>}</text:p>
      <text:p text:style-name="P3"><text:s text:c="8"/>if(pos==1)</text:p>
      <text:p text:style-name="P3"><text:s text:c="8"/>{</text:p>
      <text:p text:style-name="P3"><text:s text:c="16"/>in_beg(data);</text:p>
      <text:p text:style-name="P3"><text:s text:c="8"/>}</text:p>
      <text:p text:style-name="P3"><text:s text:c="8"/>else</text:p>
      <text:p text:style-name="P3"><text:s text:c="8"/>{</text:p>
      <text:p text:style-name="P3"><text:s text:c="16"/>while(pos!=2)</text:p>
      <text:p text:style-name="P3"><text:s text:c="16"/>{</text:p>
      <text:p text:style-name="P3"><text:s text:c="24"/>temp=temp-&gt;link;</text:p>
      <text:p text:style-name="P3"><text:s text:c="24"/>pos--;</text:p>
      <text:p text:style-name="P3"><text:s text:c="16"/>}</text:p>
      <text:p text:style-name="P3"><text:s text:c="8"/>newnode-&gt;link=temp-&gt;link;</text:p>
      <text:p text:style-name="P3"><text:s text:c="8"/>temp-&gt;link=newnode;</text:p>
      <text:p text:style-name="P3"><text:s text:c="8"/>}</text:p>
      <text:p text:style-name="P3"><text:s text:c="8"/>printf("%d inserted.\n",newnode-&gt;data);</text:p>
      <text:p text:style-name="P3">}</text:p>
      <text:p text:style-name="P3">void del_beg()</text:p>
      <text:p text:style-name="P3">{</text:p>
      <text:p text:style-name="P3"><text:s text:c="7"/></text:p>
      <text:p text:style-name="P3"><text:s text:c="8"/>if(head==NULL)</text:p>
      <text:p text:style-name="P3"><text:s text:c="8"/>{</text:p>
      <text:p text:style-name="P3"><text:s text:c="16"/>printf("List is already empty.\n");</text:p>
      <text:p text:style-name="P3"><text:s text:c="16"/>return;</text:p>
      <text:p text:style-name="P3"><text:s text:c="8"/>}</text:p>
      <text:p text:style-name="P3"><text:s text:c="16"/>struct node *temp=head;</text:p>
      <text:p text:style-name="P3"><text:soft-page-break/><text:s text:c="16"/>head=head-&gt;link;</text:p>
      <text:p text:style-name="P3"><text:s text:c="16"/>printf("Deleted %d from the beginning.\n", temp-&gt;data);</text:p>
      <text:p text:style-name="P3"><text:s text:c="16"/>free(temp);</text:p>
      <text:p text:style-name="P3"><text:s text:c="16"/>temp=NULL;</text:p>
      <text:p text:style-name="P3">}</text:p>
      <text:p text:style-name="P3">void del_end()</text:p>
      <text:p text:style-name="P3">{</text:p>
      <text:p text:style-name="P3"><text:s text:c="4"/>struct node *temp = head;</text:p>
      <text:p text:style-name="P3"><text:s text:c="4"/>struct node *temp2 = NULL;</text:p>
      <text:p text:style-name="P3"/>
      <text:p text:style-name="P3"><text:s text:c="4"/>if (head == NULL)</text:p>
      <text:p text:style-name="P3"><text:s text:c="4"/>{</text:p>
      <text:p text:style-name="P3"><text:s text:c="8"/>printf("List is already empty.\n");</text:p>
      <text:p text:style-name="P3"><text:s text:c="8"/>return;</text:p>
      <text:p text:style-name="P3"><text:s text:c="4"/>}</text:p>
      <text:p text:style-name="P3"><text:s text:c="4"/>if (head-&gt;link == NULL)</text:p>
      <text:p text:style-name="P3"><text:s text:c="4"/>{</text:p>
      <text:p text:style-name="P3"><text:s text:c="8"/>free(head);</text:p>
      <text:p text:style-name="P3"><text:s text:c="8"/>head = NULL;</text:p>
      <text:p text:style-name="P3"><text:s text:c="8"/>printf("List is now empty.\n");</text:p>
      <text:p text:style-name="P3"><text:s text:c="8"/>return;</text:p>
      <text:p text:style-name="P3"><text:s text:c="4"/>}</text:p>
      <text:p text:style-name="P3"><text:s text:c="4"/>while (temp-&gt;link != NULL)</text:p>
      <text:p text:style-name="P3"><text:s text:c="4"/>{</text:p>
      <text:p text:style-name="P3"><text:s text:c="8"/>temp2 = temp;</text:p>
      <text:p text:style-name="P3"><text:s text:c="8"/>temp = temp-&gt;link;</text:p>
      <text:p text:style-name="P3"><text:s text:c="4"/>}</text:p>
      <text:p text:style-name="P3"><text:s text:c="3"/></text:p>
      <text:p text:style-name="P3"><text:s text:c="4"/>temp2-&gt;link = NULL;</text:p>
      <text:p text:style-name="P3"><text:s text:c="4"/>printf("Deleted %d from the end.\n", temp-&gt;data);</text:p>
      <text:p text:style-name="P3"><text:s text:c="4"/>free(temp);</text:p>
      <text:p text:style-name="P3"><text:s text:c="4"/>temp=NULL;</text:p>
      <text:p text:style-name="P3">}</text:p>
      <text:p text:style-name="P3">void del_pos(int pos)</text:p>
      <text:p text:style-name="P3">{</text:p>
      <text:p text:style-name="P3"><text:s text:c="4"/>int count = 0;</text:p>
      <text:p text:style-name="P3"><text:s text:c="4"/>count=size_of_list();</text:p>
      <text:p text:style-name="P3"><text:s text:c="4"/>struct node *prev,*curr=head;</text:p>
      <text:p text:style-name="P3"><text:s text:c="4"/>if(pos&lt;=0||pos&gt;count)</text:p>
      <text:p text:style-name="P3"><text:s text:c="4"/>{</text:p>
      <text:p text:style-name="P3"><text:s text:c="8"/>printf("\nInvalid position to delete a node\n");</text:p>
      <text:p text:style-name="P3"><text:s text:c="8"/>return;</text:p>
      <text:p text:style-name="P3"><text:s text:c="4"/>}</text:p>
      <text:p text:style-name="P3"><text:s text:c="4"/>if(pos==1)</text:p>
      <text:p text:style-name="P3"><text:s text:c="4"/>{</text:p>
      <text:p text:style-name="P3"><text:s text:c="8"/>del_beg();</text:p>
      <text:p text:style-name="P3"><text:s text:c="4"/>}</text:p>
      <text:p text:style-name="P3"><text:s text:c="4"/>else</text:p>
      <text:p text:style-name="P3"><text:s text:c="4"/>{</text:p>
      <text:p text:style-name="P3"><text:s text:c="8"/>while(pos!=1)</text:p>
      <text:p text:style-name="P3"><text:s text:c="8"/>{</text:p>
      <text:p text:style-name="P3"><text:s text:c="12"/>prev=curr;</text:p>
      <text:p text:style-name="P3"><text:soft-page-break/><text:s text:c="12"/>curr=curr-&gt;link;</text:p>
      <text:p text:style-name="P3"><text:s text:c="12"/>pos--;</text:p>
      <text:p text:style-name="P3"><text:s text:c="8"/>}</text:p>
      <text:p text:style-name="P3"><text:s text:c="8"/>prev-&gt;link=curr-&gt;link;</text:p>
      <text:p text:style-name="P3"><text:s text:c="8"/>free(curr);</text:p>
      <text:p text:style-name="P3"><text:s text:c="8"/>curr=NULL;</text:p>
      <text:p text:style-name="P3"><text:s text:c="8"/>printf("Node deleted.\n");</text:p>
      <text:p text:style-name="P3"><text:s text:c="4"/>}</text:p>
      <text:p text:style-name="P3">}</text:p>
      <text:p text:style-name="P3">void display()</text:p>
      <text:p text:style-name="P3">{</text:p>
      <text:p text:style-name="P3"><text:s text:c="8"/>struct node *ptr=head;</text:p>
      <text:p text:style-name="P3"><text:s text:c="8"/>if(head==NULL)</text:p>
      <text:p text:style-name="P3"><text:s text:c="8"/>{</text:p>
      <text:p text:style-name="P3"><text:s text:c="16"/>printf("List is empty\n");</text:p>
      <text:p text:style-name="P3"><text:s text:c="16"/>return;</text:p>
      <text:p text:style-name="P3"><text:s text:c="8"/>}</text:p>
      <text:p text:style-name="P3"><text:s text:c="8"/>while(ptr!=NULL)</text:p>
      <text:p text:style-name="P3"><text:s text:c="8"/>{</text:p>
      <text:p text:style-name="P3"><text:s text:c="16"/>printf("%d \n",ptr-&gt;data);</text:p>
      <text:p text:style-name="P3"><text:s text:c="16"/>ptr=ptr-&gt;link;</text:p>
      <text:p text:style-name="P3"><text:s text:c="8"/>}</text:p>
      <text:p text:style-name="P3">}</text:p>
      <text:p text:style-name="P3">int main()</text:p>
      <text:p text:style-name="P3">{</text:p>
      <text:p text:style-name="P3">int choice,data,pos;</text:p>
      <text:p text:style-name="P3">while(1)</text:p>
      <text:p text:style-name="P3">{</text:p>
      <text:p text:style-name="P3"><text:s text:c="8"/>printf("\n1.Insert at the beginning\n2.Insert at the end\n3.Insert at any position\n4.Display\n5.Delete from the beginning\n6.Delete from the end.\n7.Delete from any position\n8.Exit");</text:p>
      <text:p text:style-name="P3"><text:s text:c="8"/>printf("\nEnter your choice:");</text:p>
      <text:p text:style-name="P3"><text:s text:c="8"/>scanf("%d",&amp;choice);</text:p>
      <text:p text:style-name="P3"><text:s text:c="8"/>switch(choice)</text:p>
      <text:p text:style-name="P3"><text:s text:c="8"/>{</text:p>
      <text:p text:style-name="P3"><text:s text:c="16"/>case 1: printf("Enter the data to be inserted at the beginning:\n");</text:p>
      <text:p text:style-name="P3"><text:s text:c="24"/>scanf("%d",&amp;data);</text:p>
      <text:p text:style-name="P3"><text:s text:c="24"/>in_beg(data);</text:p>
      <text:p text:style-name="P3"><text:s text:c="24"/>break;</text:p>
      <text:p text:style-name="P3"><text:s text:c="16"/>case 2: printf("Enter the data to be inserted at the end:\n");</text:p>
      <text:p text:style-name="P3"><text:s text:c="24"/>scanf("%d",&amp;data);</text:p>
      <text:p text:style-name="P3"><text:s text:c="24"/>in_end(data);</text:p>
      <text:p text:style-name="P3"><text:s text:c="24"/>break;</text:p>
      <text:p text:style-name="P3"><text:s text:c="16"/>case 3: printf("Enter the data to be inserted :\n");</text:p>
      <text:p text:style-name="P3"><text:s text:c="24"/>scanf("%d",&amp;data);</text:p>
      <text:p text:style-name="P3"><text:s text:c="24"/>printf("Enter the position to be inserted :\n");</text:p>
      <text:p text:style-name="P3"><text:s text:c="24"/>scanf("%d",&amp;pos);</text:p>
      <text:p text:style-name="P3"><text:s text:c="24"/>in_pos(pos,data);</text:p>
      <text:p text:style-name="P3"><text:s text:c="24"/>break;</text:p>
      <text:p text:style-name="P3"><text:s text:c="16"/>case 4: display();</text:p>
      <text:p text:style-name="P3"><text:s text:c="24"/>break;</text:p>
      <text:p text:style-name="P3"><text:s text:c="16"/>case 5: del_beg();</text:p>
      <text:p text:style-name="P3"><text:s text:c="24"/>break;</text:p>
      <text:p text:style-name="P3"><text:soft-page-break/><text:s text:c="16"/>case 6: del_end();</text:p>
      <text:p text:style-name="P3"><text:s text:c="24"/>break;</text:p>
      <text:p text:style-name="P3"><text:s text:c="16"/>case 7: printf("Enter the position to be deleted:\n");</text:p>
      <text:p text:style-name="P3"><text:s text:c="24"/>scanf("%d",&amp;pos);</text:p>
      <text:p text:style-name="P3"><text:s text:c="24"/>del_pos(pos);</text:p>
      <text:p text:style-name="P3"><text:s text:c="24"/>break;</text:p>
      <text:p text:style-name="P3"><text:s text:c="16"/>case 8: exit(0);</text:p>
      <text:p text:style-name="P3"><text:s text:c="24"/>break;</text:p>
      <text:p text:style-name="P3"><text:s text:c="16"/>default:printf("\nWrong Input!");</text:p>
      <text:p text:style-name="P3"><text:s text:c="8"/>}</text:p>
      <text:p text:style-name="P3">}</text:p>
      <text:p text:style-name="P3">return 0;</text:p>
      <text:p text:style-name="P3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text:tab/><text:tab/><text:tab/>DOUBLYLINKED LIST.C</text:p>
      <text:p text:style-name="P1"/>
      <text:p text:style-name="P3">#include&lt;stdio.h&gt;</text:p>
      <text:p text:style-name="P3">#include&lt;stdlib.h&gt;</text:p>
      <text:p text:style-name="P3"/>
      <text:p text:style-name="P3">struct node</text:p>
      <text:p text:style-name="P3">{</text:p>
      <text:p text:style-name="P3"><text:s text:c="8"/>struct node * prev;</text:p>
      <text:p text:style-name="P3"><text:s text:c="8"/>int data;</text:p>
      <text:p text:style-name="P3"><text:s text:c="8"/>struct node * next;</text:p>
      <text:p text:style-name="P3">};</text:p>
      <text:p text:style-name="P3"/>
      <text:p text:style-name="P3">struct node * head=NULL;</text:p>
      <text:p text:style-name="P3"/>
      <text:p text:style-name="P3"/>
      <text:p text:style-name="P3">struct node * createnode(int item)</text:p>
      <text:p text:style-name="P3">{</text:p>
      <text:p text:style-name="P3"><text:s text:c="8"/>struct node * newnode = (struct node*)malloc(sizeof(struct node));</text:p>
      <text:p text:style-name="P3"><text:s text:c="8"/>newnode-&gt;prev = NULL;</text:p>
      <text:p text:style-name="P3"><text:s text:c="8"/>newnode-&gt;data = item;</text:p>
      <text:p text:style-name="P3"><text:s text:c="8"/>newnode-&gt;next = NULL;</text:p>
      <text:p text:style-name="P3"><text:s text:c="8"/>return newnode;</text:p>
      <text:p text:style-name="P3">}</text:p>
      <text:p text:style-name="P3"/>
      <text:p text:style-name="P3">void insertAtFront(int item)</text:p>
      <text:p text:style-name="P3">{</text:p>
      <text:p text:style-name="P3"><text:s text:c="8"/>struct node * newnode = createnode(item);</text:p>
      <text:p text:style-name="P3"><text:s text:c="8"/>newnode-&gt;next = head;</text:p>
      <text:p text:style-name="P3"><text:s text:c="8"/>head = newnode;</text:p>
      <text:p text:style-name="P3"><text:s text:c="8"/>printf("Item Inserted!\n");</text:p>
      <text:p text:style-name="P3">}</text:p>
      <text:p text:style-name="P3"/>
      <text:p text:style-name="P3">void insertAtPosition(int item,int position)</text:p>
      <text:p text:style-name="P3">{</text:p>
      <text:p text:style-name="P3"><text:s text:c="8"/>if(position&lt;1)</text:p>
      <text:p text:style-name="P3"><text:s text:c="8"/>{</text:p>
      <text:p text:style-name="P3"><text:s text:c="16"/>printf("Position cannot be &lt;1.\n");</text:p>
      <text:p text:style-name="P3"><text:s text:c="16"/>return;</text:p>
      <text:p text:style-name="P3"><text:s text:c="8"/>}</text:p>
      <text:p text:style-name="P3"><text:s text:c="8"/>if(position == 1)</text:p>
      <text:p text:style-name="P3"><text:s text:c="8"/>{</text:p>
      <text:p text:style-name="P3"><text:s text:c="16"/>insertAtFront(item);</text:p>
      <text:p text:style-name="P3"><text:s text:c="16"/>return;</text:p>
      <text:p text:style-name="P3"><text:s text:c="8"/>}</text:p>
      <text:p text:style-name="P3"/>
      <text:p text:style-name="P3"><text:s text:c="8"/>struct node * newnode = createnode(item);</text:p>
      <text:p text:style-name="P3"><text:s text:c="8"/>struct node * temp = head;</text:p>
      <text:p text:style-name="P3"/>
      <text:p text:style-name="P3"><text:s text:c="8"/>for (int i = 1; i &lt; position - 1 &amp;&amp; temp != NULL; i++)</text:p>
      <text:p text:style-name="P3"><text:s text:c="8"/>{</text:p>
      <text:p text:style-name="P3"><text:s text:c="16"/>temp = temp-&gt;next;</text:p>
      <text:p text:style-name="P3"><text:s text:c="8"/>}</text:p>
      <text:p text:style-name="P3"><text:soft-page-break/><text:s text:c="8"/>if (temp == NULL)</text:p>
      <text:p text:style-name="P3"><text:s text:c="8"/>{</text:p>
      <text:p text:style-name="P3"><text:s text:c="16"/>printf("Position Not available.\n");</text:p>
      <text:p text:style-name="P3"><text:s text:c="16"/>free(newnode);</text:p>
      <text:p text:style-name="P3"><text:s text:c="8"/>}</text:p>
      <text:p text:style-name="P3"><text:s text:c="8"/>else</text:p>
      <text:p text:style-name="P3"><text:s text:c="8"/>{</text:p>
      <text:p text:style-name="P3"><text:s text:c="16"/>newnode-&gt;next = temp-&gt;next;</text:p>
      <text:p text:style-name="P3"><text:s text:c="16"/>newnode-&gt;prev = temp;</text:p>
      <text:p text:style-name="P3"><text:s text:c="16"/>temp-&gt;next = newnode;</text:p>
      <text:p text:style-name="P3"><text:s text:c="16"/>temp-&gt;next-&gt;prev = newnode;</text:p>
      <text:p text:style-name="P3"><text:s text:c="16"/>printf("Item Inserted at %d position!\n",position);</text:p>
      <text:p text:style-name="P3"><text:s text:c="8"/>}</text:p>
      <text:p text:style-name="P3">}</text:p>
      <text:p text:style-name="P3"/>
      <text:p text:style-name="P3"/>
      <text:p text:style-name="P3"/>
      <text:p text:style-name="P3">void insertAtBack(int item)</text:p>
      <text:p text:style-name="P3">{</text:p>
      <text:p text:style-name="P3"><text:s text:c="8"/>struct node * newnode = createnode(item);</text:p>
      <text:p text:style-name="P3"><text:s text:c="8"/>if(head == NULL)</text:p>
      <text:p text:style-name="P3"><text:s text:c="8"/>{</text:p>
      <text:p text:style-name="P3"><text:s text:c="16"/>head = newnode;</text:p>
      <text:p text:style-name="P3"><text:s text:c="8"/>}</text:p>
      <text:p text:style-name="P3"><text:s text:c="8"/>struct node* temp = head;</text:p>
      <text:p text:style-name="P3"><text:s text:c="8"/>while(temp-&gt;next != NULL)</text:p>
      <text:p text:style-name="P3"><text:s text:c="16"/>temp = temp-&gt;next;</text:p>
      <text:p text:style-name="P3"><text:s text:c="16"/>temp-&gt;next = newnode;</text:p>
      <text:p text:style-name="P3"><text:s text:c="16"/>newnode-&gt;prev = temp;</text:p>
      <text:p text:style-name="P3"><text:s text:c="16"/>newnode-&gt;next=NULL;</text:p>
      <text:p text:style-name="P3"/>
      <text:p text:style-name="P3"><text:s text:c="16"/>printf("Item Inserted!\n");</text:p>
      <text:p text:style-name="P3">}</text:p>
      <text:p text:style-name="P3"/>
      <text:p text:style-name="P3">void deleteFromFront()</text:p>
      <text:p text:style-name="P3">{</text:p>
      <text:p text:style-name="P3"><text:s text:c="4"/>if(head == NULL)</text:p>
      <text:p text:style-name="P3"><text:s text:c="4"/>{</text:p>
      <text:p text:style-name="P3"><text:s text:c="8"/>printf("List is empty!\n");</text:p>
      <text:p text:style-name="P3"><text:s text:c="8"/>return;</text:p>
      <text:p text:style-name="P3"><text:s text:c="4"/>}</text:p>
      <text:p text:style-name="P3"/>
      <text:p text:style-name="P3"><text:s text:c="4"/>struct node* temp = head;</text:p>
      <text:p text:style-name="P3"><text:s text:c="4"/>head = temp-&gt;next;</text:p>
      <text:p text:style-name="P3"><text:s text:c="4"/></text:p>
      <text:p text:style-name="P3"><text:s text:c="4"/>if (head != NULL) </text:p>
      <text:p text:style-name="P3"><text:s text:c="4"/>{</text:p>
      <text:p text:style-name="P3"><text:s text:c="8"/>head-&gt;prev = NULL;</text:p>
      <text:p text:style-name="P3"><text:s text:c="4"/>}</text:p>
      <text:p text:style-name="P3"/>
      <text:p text:style-name="P3"><text:s text:c="4"/>free(temp);</text:p>
      <text:p text:style-name="P3"><text:s text:c="4"/>printf("Item Deleted!\n");</text:p>
      <text:p text:style-name="P3"><text:soft-page-break/>}</text:p>
      <text:p text:style-name="P3"/>
      <text:p text:style-name="P3"/>
      <text:p text:style-name="P3">void deleteFromPosition(int position)</text:p>
      <text:p text:style-name="P3">{</text:p>
      <text:p text:style-name="P3"><text:s text:c="8"/>if (head == NULL)</text:p>
      <text:p text:style-name="P3"><text:s text:c="8"/>{</text:p>
      <text:p text:style-name="P3"><text:s text:c="16"/>printf("List is empty.\n");</text:p>
      <text:p text:style-name="P3"><text:s text:c="16"/>return;</text:p>
      <text:p text:style-name="P3"><text:s text:c="8"/>}</text:p>
      <text:p text:style-name="P3"><text:s text:c="8"/>if (position &lt; 1)</text:p>
      <text:p text:style-name="P3"><text:s text:c="8"/>{</text:p>
      <text:p text:style-name="P3"><text:s text:c="16"/>printf("Position cannot be &lt;1.\n");</text:p>
      <text:p text:style-name="P3"><text:s text:c="16"/>return;</text:p>
      <text:p text:style-name="P3"><text:s text:c="8"/>}</text:p>
      <text:p text:style-name="P3"><text:s text:c="8"/>if (position == 1)</text:p>
      <text:p text:style-name="P3"><text:s text:c="8"/>{</text:p>
      <text:p text:style-name="P3"><text:s text:c="16"/>deleteFromFront();</text:p>
      <text:p text:style-name="P3"><text:s text:c="16"/>return;</text:p>
      <text:p text:style-name="P3"><text:s text:c="8"/>}</text:p>
      <text:p text:style-name="P3"/>
      <text:p text:style-name="P3"><text:s text:c="8"/>struct node* temp = head;</text:p>
      <text:p text:style-name="P3"><text:s text:c="8"/>struct node* loc = NULL;</text:p>
      <text:p text:style-name="P3"/>
      <text:p text:style-name="P3"><text:s text:c="8"/>for (int i = 1; i &lt; position &amp;&amp; temp != NULL; i++)</text:p>
      <text:p text:style-name="P3"><text:s text:c="8"/>{</text:p>
      <text:p text:style-name="P3"><text:s text:c="16"/>loc = temp;</text:p>
      <text:p text:style-name="P3"><text:s text:c="16"/>temp = temp-&gt;next;</text:p>
      <text:p text:style-name="P3"><text:s text:c="8"/>}</text:p>
      <text:p text:style-name="P3"><text:s text:c="8"/>if (temp == NULL)</text:p>
      <text:p text:style-name="P3"><text:s text:c="8"/>{</text:p>
      <text:p text:style-name="P3"><text:s text:c="16"/>printf("Position Not available.\n");</text:p>
      <text:p text:style-name="P3"><text:s text:c="8"/>}</text:p>
      <text:p text:style-name="P3"><text:s text:c="8"/>else</text:p>
      <text:p text:style-name="P3"><text:s text:c="8"/>{</text:p>
      <text:p text:style-name="P3"><text:s text:c="16"/>loc-&gt;next = temp-&gt;next;</text:p>
      <text:p text:style-name="P3"><text:s text:c="16"/>temp-&gt;next-&gt;prev = loc;</text:p>
      <text:p text:style-name="P3"><text:s text:c="16"/>free(temp);</text:p>
      <text:p text:style-name="P3"><text:s text:c="16"/>printf("Item Deleted!\n");</text:p>
      <text:p text:style-name="P3"><text:s text:c="8"/>}</text:p>
      <text:p text:style-name="P3">}</text:p>
      <text:p text:style-name="P3"/>
      <text:p text:style-name="P3"/>
      <text:p text:style-name="P3">void deleteFromBack()</text:p>
      <text:p text:style-name="P3">{</text:p>
      <text:p text:style-name="P3"><text:s text:c="8"/>if(head == NULL)</text:p>
      <text:p text:style-name="P3"><text:s text:c="8"/>{</text:p>
      <text:p text:style-name="P3"><text:s text:c="16"/>printf("List is empty.\n");</text:p>
      <text:p text:style-name="P3"><text:s text:c="16"/>return;</text:p>
      <text:p text:style-name="P3"><text:s text:c="8"/>}</text:p>
      <text:p text:style-name="P3"/>
      <text:p text:style-name="P3"><text:s text:c="8"/>struct node* temp = head;</text:p>
      <text:p text:style-name="P3"><text:soft-page-break/><text:s text:c="8"/>struct node* loc = NULL;</text:p>
      <text:p text:style-name="P3"/>
      <text:p text:style-name="P3"><text:s text:c="8"/>if(temp-&gt;next == NULL)</text:p>
      <text:p text:style-name="P3"><text:s text:c="8"/>{</text:p>
      <text:p text:style-name="P3"><text:s text:c="16"/>free(temp);</text:p>
      <text:p text:style-name="P3"><text:s text:c="16"/>head = NULL;</text:p>
      <text:p text:style-name="P3"><text:s text:c="16"/>return;</text:p>
      <text:p text:style-name="P3"><text:s text:c="8"/>}</text:p>
      <text:p text:style-name="P3"/>
      <text:p text:style-name="P3"><text:s text:c="8"/>while(temp-&gt;next != NULL)</text:p>
      <text:p text:style-name="P3"><text:s text:c="8"/>{</text:p>
      <text:p text:style-name="P3"><text:s text:c="16"/>loc=temp;</text:p>
      <text:p text:style-name="P3"><text:s text:c="16"/>temp = temp-&gt;next;</text:p>
      <text:p text:style-name="P3"><text:s text:c="8"/>}</text:p>
      <text:p text:style-name="P3"><text:s text:c="8"/>loc-&gt;next = NULL;</text:p>
      <text:p text:style-name="P3"><text:s text:c="8"/>free(temp);</text:p>
      <text:p text:style-name="P3"><text:s text:c="8"/>printf("Item Deleted!\n");</text:p>
      <text:p text:style-name="P3">}</text:p>
      <text:p text:style-name="P3"/>
      <text:p text:style-name="P3"/>
      <text:p text:style-name="P3">void display()</text:p>
      <text:p text:style-name="P3">{</text:p>
      <text:p text:style-name="P3"><text:s text:c="8"/>struct node* temp = head;</text:p>
      <text:p text:style-name="P3"><text:s text:c="8"/>if(temp == NULL)</text:p>
      <text:p text:style-name="P3"><text:s text:c="8"/>{</text:p>
      <text:p text:style-name="P3"><text:s text:c="16"/>printf("List is empty.\n");</text:p>
      <text:p text:style-name="P3"><text:s text:c="16"/>return;</text:p>
      <text:p text:style-name="P3"><text:s text:c="8"/>}</text:p>
      <text:p text:style-name="P3"><text:s text:c="8"/>printf("Head -&gt; ");</text:p>
      <text:p text:style-name="P3"><text:s text:c="8"/>while(temp != NULL)</text:p>
      <text:p text:style-name="P3"><text:s text:c="8"/>{</text:p>
      <text:p text:style-name="P3"><text:s text:c="16"/>printf("%d &lt;-&gt; ", temp-&gt;data);</text:p>
      <text:p text:style-name="P3"><text:s text:c="16"/>temp = temp-&gt;next;</text:p>
      <text:p text:style-name="P3"><text:s text:c="8"/>}</text:p>
      <text:p text:style-name="P3"><text:s text:c="8"/>printf("NULL\n");</text:p>
      <text:p text:style-name="P3">}</text:p>
      <text:p text:style-name="P3"/>
      <text:p text:style-name="P3">int main()</text:p>
      <text:p text:style-name="P3">{</text:p>
      <text:p text:style-name="P3"><text:s text:c="8"/>int choice,item,position;</text:p>
      <text:p text:style-name="P3"><text:s text:c="8"/>do{</text:p>
      <text:p text:style-name="P3"><text:s text:c="16"/>printf("1.Insert at front\n2.Insert at position\n3.Insert at back\n4.Delete from front\n5.Delete from postion\n");</text:p>
      <text:p text:style-name="P3"><text:s text:c="16"/>printf("6.Delete from back\n7.Display\n8.Exit\nEnter your choice :");</text:p>
      <text:p text:style-name="P3"><text:s text:c="16"/>scanf("%d",&amp;choice);</text:p>
      <text:p text:style-name="P3"><text:s text:c="16"/>switch(choice)</text:p>
      <text:p text:style-name="P3"><text:s text:c="16"/>{</text:p>
      <text:p text:style-name="P3"><text:s text:c="24"/>case(1):</text:p>
      <text:p text:style-name="P3"><text:s text:c="32"/>printf("Enter item to insert at front :");</text:p>
      <text:p text:style-name="P3"><text:s text:c="32"/>scanf("%d",&amp;item);</text:p>
      <text:p text:style-name="P3"><text:s text:c="32"/>insertAtFront(item);</text:p>
      <text:p text:style-name="P3"><text:s text:c="32"/>break;</text:p>
      <text:p text:style-name="P3"><text:soft-page-break/><text:s text:c="24"/>case(2):</text:p>
      <text:p text:style-name="P3"><text:s text:c="32"/>printf("Enter item to be inserted :");</text:p>
      <text:p text:style-name="P3"><text:s text:c="32"/>scanf("%d",&amp;item);</text:p>
      <text:p text:style-name="P3"><text:s text:c="32"/>printf("Enter the position :");</text:p>
      <text:p text:style-name="P3"><text:s text:c="32"/>scanf("%d",&amp;position);</text:p>
      <text:p text:style-name="P3"><text:s text:c="32"/>insertAtPosition(item,position);</text:p>
      <text:p text:style-name="P3"><text:s text:c="32"/>break;</text:p>
      <text:p text:style-name="P3"><text:s text:c="24"/>case(3):</text:p>
      <text:p text:style-name="P3"><text:s text:c="32"/>printf("Enter item to insert at back :");</text:p>
      <text:p text:style-name="P3"><text:s text:c="32"/>scanf("%d",&amp;item);</text:p>
      <text:p text:style-name="P3"><text:s text:c="32"/>insertAtBack(item);</text:p>
      <text:p text:style-name="P3"><text:s text:c="32"/>break;</text:p>
      <text:p text:style-name="P3"><text:s text:c="24"/>case(4):</text:p>
      <text:p text:style-name="P3"><text:s text:c="32"/>deleteFromFront();</text:p>
      <text:p text:style-name="P3"><text:s text:c="32"/>break;</text:p>
      <text:p text:style-name="P3"><text:s text:c="24"/>case(5):</text:p>
      <text:p text:style-name="P3"><text:s text:c="32"/>printf("Enter the position :");</text:p>
      <text:p text:style-name="P3"><text:s text:c="32"/>scanf("%d",&amp;position);</text:p>
      <text:p text:style-name="P3"><text:s text:c="32"/>deleteFromPosition(position);</text:p>
      <text:p text:style-name="P3"><text:s text:c="32"/>break;</text:p>
      <text:p text:style-name="P3"><text:s text:c="24"/>case(6):</text:p>
      <text:p text:style-name="P3"><text:s text:c="32"/>deleteFromBack();</text:p>
      <text:p text:style-name="P3"><text:s text:c="32"/>break;</text:p>
      <text:p text:style-name="P3"><text:s text:c="24"/>case(7):</text:p>
      <text:p text:style-name="P3"><text:s text:c="32"/>display();</text:p>
      <text:p text:style-name="P3"><text:s text:c="32"/>break;</text:p>
      <text:p text:style-name="P3"><text:s text:c="24"/>case(8):</text:p>
      <text:p text:style-name="P3"><text:s text:c="32"/>printf("Exiting...\n");</text:p>
      <text:p text:style-name="P3"><text:s text:c="32"/>break;</text:p>
      <text:p text:style-name="P3"><text:s text:c="24"/>default:</text:p>
      <text:p text:style-name="P3"><text:s text:c="32"/>printf("Invalid choice!Try again.\n");</text:p>
      <text:p text:style-name="P3"><text:s text:c="32"/>break;</text:p>
      <text:p text:style-name="P3"><text:s text:c="16"/>}</text:p>
      <text:p text:style-name="P3"><text:s text:c="8"/>} while(choice!=8);</text:p>
      <text:p text:style-name="P3"/>
      <text:p text:style-name="P3"><text:s text:c="8"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tab/><text:tab/><text:tab/><text:tab/>BINARY SEARCH TREE</text:p>
      <text:p text:style-name="P1"/>
      <text:p text:style-name="P3">#include &lt;stdio.h&gt;</text:p>
      <text:p text:style-name="P3">#include &lt;stdlib.h&gt;</text:p>
      <text:p text:style-name="P3"/>
      <text:p text:style-name="P3">struct node {</text:p>
      <text:p text:style-name="P3"><text:s text:c="4"/>int data;</text:p>
      <text:p text:style-name="P3"><text:s text:c="4"/>struct node* left;</text:p>
      <text:p text:style-name="P3"><text:s text:c="4"/>struct node* right;</text:p>
      <text:p text:style-name="P3">};</text:p>
      <text:p text:style-name="P3"/>
      <text:p text:style-name="P3">struct node *root = NULL;</text:p>
      <text:p text:style-name="P3"/>
      <text:p text:style-name="P3">void cernode(int x) {</text:p>
      <text:p text:style-name="P3"><text:s text:c="4"/>struct node *newnode = (struct node*)malloc(sizeof(struct node));</text:p>
      <text:p text:style-name="P3"><text:s text:c="4"/>newnode-&gt;data = x;</text:p>
      <text:p text:style-name="P3"><text:s text:c="4"/>newnode-&gt;left = NULL;</text:p>
      <text:p text:style-name="P3"><text:s text:c="4"/>newnode-&gt;right = NULL;</text:p>
      <text:p text:style-name="P3"><text:s text:c="4"/>if (root == NULL) {</text:p>
      <text:p text:style-name="P3"><text:s text:c="8"/>root = newnode;</text:p>
      <text:p text:style-name="P3"><text:s text:c="8"/>printf("Created root node: %d\n", root-&gt;data);</text:p>
      <text:p text:style-name="P3"><text:s text:c="4"/>} else {</text:p>
      <text:p text:style-name="P3"><text:s text:c="8"/>printf("Node created: %d\n", newnode-&gt;data);</text:p>
      <text:p text:style-name="P3"><text:s text:c="4"/>}</text:p>
      <text:p text:style-name="P3">}</text:p>
      <text:p text:style-name="P3"/>
      <text:p text:style-name="P3">void ins(int item) {</text:p>
      <text:p text:style-name="P3"><text:s text:c="4"/>if (root == NULL) {</text:p>
      <text:p text:style-name="P3"><text:s text:c="8"/>cernode(item);</text:p>
      <text:p text:style-name="P3"><text:s text:c="8"/>return;</text:p>
      <text:p text:style-name="P3"><text:s text:c="4"/>}</text:p>
      <text:p text:style-name="P3"><text:s text:c="4"/>struct node *cur = root;</text:p>
      <text:p text:style-name="P3"><text:s text:c="4"/>struct node *par = NULL;</text:p>
      <text:p text:style-name="P3"><text:s text:c="4"/>while (1) {</text:p>
      <text:p text:style-name="P3"><text:s text:c="8"/>par = cur;</text:p>
      <text:p text:style-name="P3"><text:s text:c="8"/>if (item &lt; cur-&gt;data) {</text:p>
      <text:p text:style-name="P3"><text:s text:c="12"/>cur = cur-&gt;left;</text:p>
      <text:p text:style-name="P3"><text:s text:c="12"/>if (cur == NULL) {</text:p>
      <text:p text:style-name="P3"><text:s text:c="16"/>par-&gt;left = (struct node*)malloc(sizeof(struct node));</text:p>
      <text:p text:style-name="P3"><text:s text:c="16"/>par-&gt;left-&gt;data = item;</text:p>
      <text:p text:style-name="P3"><text:s text:c="16"/>par-&gt;left-&gt;left = par-&gt;left-&gt;right = NULL;</text:p>
      <text:p text:style-name="P3"><text:s text:c="16"/>printf("Inserted %d to the left of %d\n", item, par-&gt;data);</text:p>
      <text:p text:style-name="P3"><text:s text:c="16"/>return;</text:p>
      <text:p text:style-name="P3"><text:s text:c="12"/>}</text:p>
      <text:p text:style-name="P3"><text:s text:c="8"/>} else {</text:p>
      <text:p text:style-name="P3"><text:s text:c="12"/>cur = cur-&gt;right;</text:p>
      <text:p text:style-name="P3"><text:s text:c="12"/>if (cur == NULL) {</text:p>
      <text:p text:style-name="P3"><text:s text:c="16"/>par-&gt;right = (struct node*)malloc(sizeof(struct node));</text:p>
      <text:p text:style-name="P3"><text:s text:c="16"/>par-&gt;right-&gt;data = item;</text:p>
      <text:p text:style-name="P3"><text:s text:c="16"/>par-&gt;right-&gt;left = par-&gt;right-&gt;right = NULL;</text:p>
      <text:p text:style-name="P3"><text:s text:c="16"/>printf("Inserted %d to the right of %d\n", item, par-&gt;data);</text:p>
      <text:p text:style-name="P3"><text:s text:c="16"/>return;</text:p>
      <text:p text:style-name="P3"><text:soft-page-break/><text:s text:c="12"/>}</text:p>
      <text:p text:style-name="P3"><text:s text:c="8"/>}</text:p>
      <text:p text:style-name="P3"><text:s text:c="4"/>}</text:p>
      <text:p text:style-name="P3">}</text:p>
      <text:p text:style-name="P3"/>
      <text:p text:style-name="P3">struct node* minValueNode(struct node* node) {</text:p>
      <text:p text:style-name="P3"><text:s text:c="4"/>struct node* current = node;</text:p>
      <text:p text:style-name="P3"><text:s text:c="4"/>while (current &amp;&amp; current-&gt;left != NULL)</text:p>
      <text:p text:style-name="P3"><text:s text:c="8"/>current = current-&gt;left;</text:p>
      <text:p text:style-name="P3"><text:s text:c="4"/>return current;</text:p>
      <text:p text:style-name="P3">}</text:p>
      <text:p text:style-name="P3"/>
      <text:p text:style-name="P3">struct node* del(struct node* root, int item) {</text:p>
      <text:p text:style-name="P3"><text:s text:c="4"/>if (root == NULL) {</text:p>
      <text:p text:style-name="P3"><text:s text:c="8"/>printf("Node %d not found in the tree.\n", item);</text:p>
      <text:p text:style-name="P3"><text:s text:c="8"/>return NULL;</text:p>
      <text:p text:style-name="P3"><text:s text:c="4"/>}</text:p>
      <text:p text:style-name="P3"/>
      <text:p text:style-name="P3"><text:s text:c="4"/>if (item &lt; root-&gt;data)</text:p>
      <text:p text:style-name="P3"><text:s text:c="8"/>root-&gt;left = del(root-&gt;left, item);</text:p>
      <text:p text:style-name="P3"><text:s text:c="4"/>else if (item &gt; root-&gt;data)</text:p>
      <text:p text:style-name="P3"><text:s text:c="8"/>root-&gt;right = del(root-&gt;right, item);</text:p>
      <text:p text:style-name="P3"><text:s text:c="4"/>else {</text:p>
      <text:p text:style-name="P3"><text:s text:c="8"/>if (root-&gt;left == NULL) {</text:p>
      <text:p text:style-name="P3"><text:s text:c="12"/>struct node* temp = root-&gt;right;</text:p>
      <text:p text:style-name="P3"><text:s text:c="12"/>free(root);</text:p>
      <text:p text:style-name="P3"><text:s text:c="12"/>return temp;</text:p>
      <text:p text:style-name="P3"><text:s text:c="8"/>} else if (root-&gt;right == NULL) {</text:p>
      <text:p text:style-name="P3"><text:s text:c="12"/>struct node* temp = root-&gt;left;</text:p>
      <text:p text:style-name="P3"/>
      <text:p text:style-name="P3"><text:s text:c="12"/>free(root);</text:p>
      <text:p text:style-name="P3"><text:s text:c="12"/>return temp;</text:p>
      <text:p text:style-name="P3"><text:s text:c="8"/>}</text:p>
      <text:p text:style-name="P3"/>
      <text:p text:style-name="P3"><text:s text:c="8"/>struct node* temp = minValueNode(root-&gt;right);</text:p>
      <text:p text:style-name="P3"><text:s text:c="8"/>root-&gt;data = temp-&gt;data;</text:p>
      <text:p text:style-name="P3"><text:s text:c="8"/>root-&gt;right = del(root-&gt;right, temp-&gt;data);</text:p>
      <text:p text:style-name="P3"><text:s text:c="4"/>}</text:p>
      <text:p text:style-name="P3"><text:s text:c="4"/>return root;</text:p>
      <text:p text:style-name="P3">}</text:p>
      <text:p text:style-name="P3"/>
      <text:p text:style-name="P3">void ser(int item) {</text:p>
      <text:p text:style-name="P3"><text:s text:c="4"/>struct node *cur = root;</text:p>
      <text:p text:style-name="P3"><text:s text:c="4"/>while (cur != NULL) {</text:p>
      <text:p text:style-name="P3"><text:s text:c="8"/>if (cur-&gt;data == item) {</text:p>
      <text:p text:style-name="P3"><text:s text:c="12"/>printf("Node %d found\n", item);</text:p>
      <text:p text:style-name="P3"><text:s text:c="12"/>return;</text:p>
      <text:p text:style-name="P3"><text:s text:c="8"/>}</text:p>
      <text:p text:style-name="P3"><text:s text:c="8"/>cur = (item &lt; cur-&gt;data) ? cur-&gt;left : cur-&gt;right;</text:p>
      <text:p text:style-name="P3"><text:s text:c="4"/>}</text:p>
      <text:p text:style-name="P3"><text:s text:c="4"/>printf("Node %d not found in the tree.\n", item);</text:p>
      <text:p text:style-name="P3">}</text:p>
      <text:p text:style-name="P3"><text:soft-page-break/></text:p>
      <text:p text:style-name="P3"/>
      <text:p text:style-name="P3">void inorderTraversal(struct node *root) {</text:p>
      <text:p text:style-name="P3"><text:s text:c="4"/>if (root != NULL) {</text:p>
      <text:p text:style-name="P3"><text:s text:c="8"/>inorderTraversal(root-&gt;left);</text:p>
      <text:p text:style-name="P3"><text:s text:c="8"/>printf("%d <text:s/>", root-&gt;data);</text:p>
      <text:p text:style-name="P3"><text:s text:c="8"/>inorderTraversal(root-&gt;right);</text:p>
      <text:p text:style-name="P3"><text:s text:c="4"/>}</text:p>
      <text:p text:style-name="P3">}</text:p>
      <text:p text:style-name="P3"/>
      <text:p text:style-name="P3">void preorderTraversal(struct node *root) {</text:p>
      <text:p text:style-name="P3"><text:s text:c="4"/>if (root != NULL) {</text:p>
      <text:p text:style-name="P3"><text:s text:c="8"/>printf("%d <text:s/>", root-&gt;data);</text:p>
      <text:p text:style-name="P3"><text:s text:c="8"/>preorderTraversal(root-&gt;left);</text:p>
      <text:p text:style-name="P3"><text:s text:c="8"/>preorderTraversal(root-&gt;right);</text:p>
      <text:p text:style-name="P3"><text:s text:c="4"/>}</text:p>
      <text:p text:style-name="P3">}</text:p>
      <text:p text:style-name="P3"/>
      <text:p text:style-name="P3">void postorderTraversal(struct node *root) {</text:p>
      <text:p text:style-name="P3"><text:s text:c="4"/>if (root != NULL) {</text:p>
      <text:p text:style-name="P3"><text:s text:c="8"/>postorderTraversal(root-&gt;left);</text:p>
      <text:p text:style-name="P3"><text:s text:c="8"/>postorderTraversal(root-&gt;right);</text:p>
      <text:p text:style-name="P3"><text:s text:c="8"/>printf("%d <text:s/>", root-&gt;data);</text:p>
      <text:p text:style-name="P3"><text:s text:c="4"/>}</text:p>
      <text:p text:style-name="P3">}</text:p>
      <text:p text:style-name="P3"/>
      <text:p text:style-name="P3">int main() {</text:p>
      <text:p text:style-name="P3"><text:s text:c="4"/>while (1) {</text:p>
      <text:p text:style-name="P3"><text:s text:c="8"/>int ch;</text:p>
      <text:p text:style-name="P3"><text:tab/>printf("\n-------BINARY SEARCH TREE OPERATIONS-------\n");</text:p>
      <text:p text:style-name="P3"><text:s text:c="8"/>printf("\n1.Insert node\n2.Delete node\n3.Search node\n4.Inorder traversal\n5.Preorder traversal\n6.Postorder traversal\n7.Exit\n\nEnter your choice: ");</text:p>
      <text:p text:style-name="P3"><text:s text:c="8"/>scanf("%d", &amp;ch);</text:p>
      <text:p text:style-name="P3"><text:s text:c="8"/>switch (ch) {</text:p>
      <text:p text:style-name="P3"><text:s text:c="12"/>case 1: {</text:p>
      <text:p text:style-name="P3"><text:s text:c="16"/>int x1;</text:p>
      <text:p text:style-name="P3"><text:s text:c="16"/>printf("\nEnter the key to be inserted: ");</text:p>
      <text:p text:style-name="P3"><text:s text:c="16"/>scanf("%d", &amp;x1);</text:p>
      <text:p text:style-name="P3"><text:s text:c="16"/>ins(x1);</text:p>
      <text:p text:style-name="P3"><text:s text:c="16"/>break;</text:p>
      <text:p text:style-name="P3"><text:s text:c="12"/>}</text:p>
      <text:p text:style-name="P3"><text:s text:c="12"/>case 2: {</text:p>
      <text:p text:style-name="P3"><text:s text:c="16"/>int x2;</text:p>
      <text:p text:style-name="P3"><text:s text:c="16"/>printf("\nEnter the key to be deleted: ");</text:p>
      <text:p text:style-name="P3"><text:s text:c="16"/>scanf("%d", &amp;x2);</text:p>
      <text:p text:style-name="P3"><text:s text:c="16"/>root = del(root, x2);</text:p>
      <text:p text:style-name="P3"><text:s text:c="16"/>break;</text:p>
      <text:p text:style-name="P3"><text:s text:c="12"/>}</text:p>
      <text:p text:style-name="P3"><text:s text:c="12"/>case 3: {</text:p>
      <text:p text:style-name="P3"><text:s text:c="16"/>int x3;</text:p>
      <text:p text:style-name="P3"><text:s text:c="16"/>printf("\nEnter the key to be searched: ");</text:p>
      <text:p text:style-name="P3"><text:s text:c="16"/>scanf("%d", &amp;x3);</text:p>
      <text:p text:style-name="P3"><text:soft-page-break/><text:s text:c="16"/>ser(x3);</text:p>
      <text:p text:style-name="P3"><text:s text:c="16"/>break;</text:p>
      <text:p text:style-name="P3"><text:s text:c="12"/>}</text:p>
      <text:p text:style-name="P3"><text:s text:c="12"/>case 4:</text:p>
      <text:p text:style-name="P3"><text:s text:c="16"/>printf("Inorder Traversal: ");</text:p>
      <text:p text:style-name="P3"><text:s text:c="16"/>inorderTraversal(root);</text:p>
      <text:p text:style-name="P3"><text:s text:c="16"/>printf("\n");</text:p>
      <text:p text:style-name="P3"><text:s text:c="16"/>break;</text:p>
      <text:p text:style-name="P3"><text:s text:c="12"/>case 5:</text:p>
      <text:p text:style-name="P3"><text:s text:c="16"/>printf("Preorder Traversal: ");</text:p>
      <text:p text:style-name="P3"><text:s text:c="16"/>preorderTraversal(root);</text:p>
      <text:p text:style-name="P3"><text:s text:c="16"/>printf("\n");</text:p>
      <text:p text:style-name="P3"><text:s text:c="16"/>break;</text:p>
      <text:p text:style-name="P3"><text:s text:c="12"/>case 6:</text:p>
      <text:p text:style-name="P3"><text:s text:c="16"/>printf("Postorder Traversal: ");</text:p>
      <text:p text:style-name="P3"><text:s text:c="16"/>postorderTraversal(root);</text:p>
      <text:p text:style-name="P3"><text:s text:c="16"/>printf("\n");</text:p>
      <text:p text:style-name="P3"><text:s text:c="16"/>break;</text:p>
      <text:p text:style-name="P3"><text:s text:c="12"/>case 7:</text:p>
      <text:p text:style-name="P3"><text:s text:c="16"/>printf("\nExiting.....\n");</text:p>
      <text:p text:style-name="P3"><text:s text:c="16"/>exit(0);</text:p>
      <text:p text:style-name="P3"><text:s text:c="12"/>default:</text:p>
      <text:p text:style-name="P3"><text:s text:c="16"/>printf("INVALID CHOICE\n")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/text:p>
      <text:p text:style-name="P1"><text:tab/><text:tab/><text:tab/><text:tab/>CIRCULAR QUEUE.C</text:p>
      <text:p text:style-name="P1"/>
      <text:p text:style-name="P3">#include&lt;stdio.h&gt;</text:p>
      <text:p text:style-name="P3">#include&lt;stdlib.h&gt;</text:p>
      <text:p text:style-name="P3"/>
      <text:p text:style-name="P3">int front = -1, rear = -1, *queue, item, i, size;</text:p>
      <text:p text:style-name="P3"/>
      <text:p text:style-name="P3">int enqueue();</text:p>
      <text:p text:style-name="P3">int dequeue();</text:p>
      <text:p text:style-name="P3">int display();</text:p>
      <text:p text:style-name="P3">int search();</text:p>
      <text:p text:style-name="P3"/>
      <text:p text:style-name="P3">int main() {</text:p>
      <text:p text:style-name="P3"><text:s text:c="4"/>int option;</text:p>
      <text:p text:style-name="P3"><text:s text:c="4"/>printf("Enter the size of the circular queue: ");</text:p>
      <text:p text:style-name="P3"><text:s text:c="4"/>scanf("%d", &amp;size);</text:p>
      <text:p text:style-name="P3"/>
      <text:p text:style-name="P3"><text:s text:c="4"/>queue = (int*) malloc(size * sizeof(int));</text:p>
      <text:p text:style-name="P3"/>
      <text:p text:style-name="P3"><text:s text:c="4"/>if (queue == NULL) {</text:p>
      <text:p text:style-name="P3"><text:s text:c="8"/>printf("Memory allocation failed. Exiting program.");</text:p>
      <text:p text:style-name="P3"><text:s text:c="8"/>exit(1);</text:p>
      <text:p text:style-name="P3"><text:s text:c="4"/>}</text:p>
      <text:p text:style-name="P3"/>
      <text:p text:style-name="P3"><text:s text:c="4"/>while(1) {</text:p>
      <text:p text:style-name="P3"><text:s text:c="8"/>printf("\n1.Enqueue\n2.Dequeue\n3.Display\n4.Search\n5.Exit");</text:p>
      <text:p text:style-name="P3"><text:s text:c="8"/>printf("\nSelect Operation : ");</text:p>
      <text:p text:style-name="P3"><text:s text:c="8"/>scanf("%d", &amp;option);</text:p>
      <text:p text:style-name="P3"><text:s text:c="8"/>switch(option) {</text:p>
      <text:p text:style-name="P3"><text:s text:c="12"/>case 1:</text:p>
      <text:p text:style-name="P3"><text:s text:c="16"/>enqueue();</text:p>
      <text:p text:style-name="P3"><text:s text:c="16"/>break;</text:p>
      <text:p text:style-name="P3"><text:s text:c="12"/>case 2:</text:p>
      <text:p text:style-name="P3"><text:s text:c="16"/>dequeue();</text:p>
      <text:p text:style-name="P3"><text:s text:c="16"/>break;</text:p>
      <text:p text:style-name="P3"><text:s text:c="12"/>case 3:</text:p>
      <text:p text:style-name="P3"><text:s text:c="16"/>display();</text:p>
      <text:p text:style-name="P3"><text:s text:c="16"/>break;</text:p>
      <text:p text:style-name="P3"><text:s text:c="12"/>case 4:</text:p>
      <text:p text:style-name="P3"><text:s text:c="16"/>search();</text:p>
      <text:p text:style-name="P3"><text:s text:c="16"/>break;</text:p>
      <text:p text:style-name="P3"><text:s text:c="12"/>case 5:</text:p>
      <text:p text:style-name="P3"><text:s text:c="16"/>free(queue);</text:p>
      <text:p text:style-name="P3"><text:s text:c="16"/>exit(0);</text:p>
      <text:p text:style-name="P3"><text:s text:c="12"/>default:</text:p>
      <text:p text:style-name="P3"><text:s text:c="16"/>printf("Invalid Option\n");</text:p>
      <text:p text:style-name="P3"><text:s text:c="16"/>break;</text:p>
      <text:p text:style-name="P3"><text:s text:c="8"/>}</text:p>
      <text:p text:style-name="P3"><text:s text:c="4"/>}</text:p>
      <text:p text:style-name="P3">}</text:p>
      <text:p text:style-name="P3"/>
      <text:p text:style-name="P3"><text:soft-page-break/>int enqueue() {</text:p>
      <text:p text:style-name="P3"><text:s text:c="4"/>if (front == -1 &amp;&amp; rear == -1) {</text:p>
      <text:p text:style-name="P3"><text:s text:c="8"/>front = 0;</text:p>
      <text:p text:style-name="P3"><text:s text:c="8"/>rear = 0;</text:p>
      <text:p text:style-name="P3"><text:s text:c="8"/>printf("Enter Element to Insert : ");</text:p>
      <text:p text:style-name="P3"><text:s text:c="8"/>scanf("%d", &amp;item);</text:p>
      <text:p text:style-name="P3"><text:s text:c="8"/>queue[front] = item;</text:p>
      <text:p text:style-name="P3"><text:s text:c="4"/>} else if (((rear + 1) % size) == front) {</text:p>
      <text:p text:style-name="P3"><text:s text:c="8"/>printf("\nQueue is Full");</text:p>
      <text:p text:style-name="P3"><text:s text:c="4"/>} else {</text:p>
      <text:p text:style-name="P3"><text:s text:c="8"/>printf("Enter Element to Insert : ");</text:p>
      <text:p text:style-name="P3"><text:s text:c="8"/>scanf("%d", &amp;item);</text:p>
      <text:p text:style-name="P3"><text:s text:c="8"/>rear = (rear + 1) % size;</text:p>
      <text:p text:style-name="P3"><text:s text:c="8"/>queue[rear] = item;</text:p>
      <text:p text:style-name="P3"><text:s text:c="4"/>}</text:p>
      <text:p text:style-name="P3">}</text:p>
      <text:p text:style-name="P3"/>
      <text:p text:style-name="P3"/>
      <text:p text:style-name="P3">int dequeue() {</text:p>
      <text:p text:style-name="P3"><text:s text:c="4"/>if (front == -1 &amp;&amp; rear == -1) {</text:p>
      <text:p text:style-name="P3"><text:s text:c="8"/>printf("\nQueue Underflow");</text:p>
      <text:p text:style-name="P3"><text:s text:c="4"/>} else if (front == rear) {</text:p>
      <text:p text:style-name="P3"><text:s text:c="8"/>printf("Deleted Element is %d", queue[front]);</text:p>
      <text:p text:style-name="P3"><text:s text:c="8"/>front = rear = -1;</text:p>
      <text:p text:style-name="P3"><text:s text:c="4"/>} else {</text:p>
      <text:p text:style-name="P3"><text:s text:c="8"/>printf("Deleted Element %d", queue[front]);</text:p>
      <text:p text:style-name="P3"><text:s text:c="8"/>front = (front + 1) % size;</text:p>
      <text:p text:style-name="P3"><text:s text:c="4"/>}</text:p>
      <text:p text:style-name="P3">}</text:p>
      <text:p text:style-name="P3"/>
      <text:p text:style-name="P3"/>
      <text:p text:style-name="P3">int display() {</text:p>
      <text:p text:style-name="P3"><text:s text:c="4"/>if (front == -1 &amp;&amp; rear == -1) {</text:p>
      <text:p text:style-name="P3"><text:s text:c="8"/>printf("\nNothing to Display");</text:p>
      <text:p text:style-name="P3"><text:s text:c="4"/>} else {</text:p>
      <text:p text:style-name="P3"><text:s text:c="8"/>printf("\nElements are: ");</text:p>
      <text:p text:style-name="P3"><text:s text:c="8"/>for (i = front; i != rear; i = (i + 1) % size) {</text:p>
      <text:p text:style-name="P3"><text:s text:c="12"/>printf("%d ", queue[i]);</text:p>
      <text:p text:style-name="P3"><text:s text:c="8"/>}</text:p>
      <text:p text:style-name="P3"><text:s text:c="8"/>printf(" %d ", queue[i]);</text:p>
      <text:p text:style-name="P3"><text:s text:c="4"/>}</text:p>
      <text:p text:style-name="P3">}</text:p>
      <text:p text:style-name="P3"/>
      <text:p text:style-name="P3"/>
      <text:p text:style-name="P3">int search() {</text:p>
      <text:p text:style-name="P3"><text:s text:c="4"/>if (front == -1 &amp;&amp; rear == -1) {</text:p>
      <text:p text:style-name="P3"><text:s text:c="8"/>printf("\nQueue is Empty");</text:p>
      <text:p text:style-name="P3"><text:s text:c="4"/>} else {</text:p>
      <text:p text:style-name="P3"><text:s text:c="8"/>int searchItem, found = 0;</text:p>
      <text:p text:style-name="P3"><text:s text:c="8"/>printf("Enter Element to Search: ");</text:p>
      <text:p text:style-name="P3"><text:s text:c="8"/>scanf("%d", &amp;searchItem);</text:p>
      <text:p text:style-name="P3"><text:s text:c="8"/>for (i = front; i != rear; i = (i + 1) % size) {</text:p>
      <text:p text:style-name="P3"><text:soft-page-break/><text:s text:c="12"/>if (queue[i] == searchItem) {</text:p>
      <text:p text:style-name="P3"><text:s text:c="16"/>found = 1;</text:p>
      <text:p text:style-name="P3"><text:s text:c="16"/>break;</text:p>
      <text:p text:style-name="P3"><text:s text:c="12"/>}</text:p>
      <text:p text:style-name="P3"><text:s text:c="8"/>}</text:p>
      <text:p text:style-name="P3"><text:s text:c="8"/>if (queue[i] == searchItem) {</text:p>
      <text:p text:style-name="P3"><text:s text:c="12"/>found = 1;</text:p>
      <text:p text:style-name="P3"><text:s text:c="8"/>}</text:p>
      <text:p text:style-name="P3"><text:s text:c="8"/>if (found) {</text:p>
      <text:p text:style-name="P3"><text:s text:c="12"/>printf("Element %d found in the queue\n", searchItem);</text:p>
      <text:p text:style-name="P3"><text:s text:c="8"/>} else {</text:p>
      <text:p text:style-name="P3"><text:s text:c="12"/>printf("Element %d not found in the queue\n", searchItem);</text:p>
      <text:p text:style-name="P3"><text:s text:c="8"/>}</text:p>
      <text:p text:style-name="P3"><text:s text:c="4"/>}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<text:tab/><text:tab/><text:tab/><text:tab/><text:tab/><text:tab/>SET.C</text:p>
      <text:p text:style-name="P2"/>
      <text:p text:style-name="P4">#include &lt;stdio.h&gt;</text:p>
      <text:p text:style-name="P4">#include &lt;stdlib.h&gt;</text:p>
      <text:p text:style-name="P4"/>
      <text:p text:style-name="P4">#define MAX_SIZE 20</text:p>
      <text:p text:style-name="P4"/>
      <text:p text:style-name="P4">int superSet[MAX_SIZE], superSetSize = 0;</text:p>
      <text:p text:style-name="P4">int setA[MAX_SIZE], setASize = 0;</text:p>
      <text:p text:style-name="P4">int setB[MAX_SIZE], setBSize = 0;</text:p>
      <text:p text:style-name="P4">int bitStringA[MAX_SIZE], bitStringB[MAX_SIZE];</text:p>
      <text:p text:style-name="P4"/>
      <text:p text:style-name="P4">// Function prototypes</text:p>
      <text:p text:style-name="P4">void getUniversalSet();</text:p>
      <text:p text:style-name="P4">void getSet(int arr[], int *size);</text:p>
      <text:p text:style-name="P4">int checkSetInUniversal(int arr[], int size);</text:p>
      <text:p text:style-name="P4">void generateBitStrings();</text:p>
      <text:p text:style-name="P4">void setUnion();</text:p>
      <text:p text:style-name="P4">void setIntersection();</text:p>
      <text:p text:style-name="P4">void setDifferenceAminusB();</text:p>
      <text:p text:style-name="P4">void setDifferenceBminusA();</text:p>
      <text:p text:style-name="P4">void printBitString(int arr[], int size);</text:p>
      <text:p text:style-name="P4">void printSetFromBitString(int arr[], int size);</text:p>
      <text:p text:style-name="P4"/>
      <text:p text:style-name="P4">void getUniversalSet() {</text:p>
      <text:p text:style-name="P4"><text:s text:c="4"/>printf("Enter Universal Set Size (max %d): ", MAX_SIZE);</text:p>
      <text:p text:style-name="P4"><text:s text:c="4"/>scanf("%d", &amp;superSetSize);</text:p>
      <text:p text:style-name="P4"><text:s text:c="4"/>if (superSetSize &gt; MAX_SIZE) {</text:p>
      <text:p text:style-name="P4"><text:s text:c="8"/>printf("Error: Size exceeds maximum limit.\n");</text:p>
      <text:p text:style-name="P4"><text:s text:c="8"/>exit(1);</text:p>
      <text:p text:style-name="P4"><text:s text:c="4"/>}</text:p>
      <text:p text:style-name="P4"/>
      <text:p text:style-name="P4"><text:s text:c="4"/>printf("Enter %d elements for the Universal Set:\n", superSetSize);</text:p>
      <text:p text:style-name="P4"><text:s text:c="4"/>for (int i = 0; i &lt; superSetSize; i++) {</text:p>
      <text:p text:style-name="P4"><text:s text:c="8"/>printf("Element %d: ", i + 1);</text:p>
      <text:p text:style-name="P4"><text:s text:c="8"/>scanf("%d", &amp;superSet[i]);</text:p>
      <text:p text:style-name="P4"><text:s text:c="4"/>}</text:p>
      <text:p text:style-name="P4">}</text:p>
      <text:p text:style-name="P4"/>
      <text:p text:style-name="P4">void getSet(int arr[], int *size) {</text:p>
      <text:p text:style-name="P4"><text:s text:c="4"/>printf("Enter %d elements (must be in the Universal Set):\n", *size);</text:p>
      <text:p text:style-name="P4"><text:s text:c="4"/>for (int i = 0; i &lt; *size; i++) {</text:p>
      <text:p text:style-name="P4"><text:s text:c="8"/>printf("Element %d: ", i + 1);</text:p>
      <text:p text:style-name="P4"><text:s text:c="8"/>scanf("%d", &amp;arr[i]);</text:p>
      <text:p text:style-name="P4"><text:s text:c="4"/>}</text:p>
      <text:p text:style-name="P4">}</text:p>
      <text:p text:style-name="P4"/>
      <text:p text:style-name="P4">int checkSetInUniversal(int arr[], int size) {</text:p>
      <text:p text:style-name="P4"><text:s text:c="4"/>for (int i = 0; i &lt; size; i++) {</text:p>
      <text:p text:style-name="P4"><text:s text:c="8"/>int found = 0;</text:p>
      <text:p text:style-name="P4"><text:s text:c="8"/>for (int j = 0; j &lt; superSetSize; j++) {</text:p>
      <text:p text:style-name="P4"><text:soft-page-break/><text:s text:c="12"/>if (arr[i] == superSet[j]) {</text:p>
      <text:p text:style-name="P4"><text:s text:c="16"/>found = 1;</text:p>
      <text:p text:style-name="P4"><text:s text:c="16"/>break;</text:p>
      <text:p text:style-name="P4"><text:s text:c="12"/>}</text:p>
      <text:p text:style-name="P4"><text:s text:c="8"/>}</text:p>
      <text:p text:style-name="P4"><text:s text:c="8"/>if (!found) {</text:p>
      <text:p text:style-name="P4"><text:s text:c="12"/>printf("Error: Element %d is not in the Universal Set. Please enter the set again.\n", arr[i]);</text:p>
      <text:p text:style-name="P4"><text:s text:c="12"/>return 0;</text:p>
      <text:p text:style-name="P4"><text:s text:c="8"/>}</text:p>
      <text:p text:style-name="P4"><text:s text:c="4"/>}</text:p>
      <text:p text:style-name="P4"><text:s text:c="4"/>return 1;</text:p>
      <text:p text:style-name="P4">}</text:p>
      <text:p text:style-name="P4"/>
      <text:p text:style-name="P4">void generateBitStrings() {</text:p>
      <text:p text:style-name="P4"><text:s text:c="4"/>for (int i = 0; i &lt; superSetSize; i++) {</text:p>
      <text:p text:style-name="P4"><text:s text:c="8"/>bitStringA[i] = 0;</text:p>
      <text:p text:style-name="P4"><text:s text:c="8"/>bitStringB[i] = 0;</text:p>
      <text:p text:style-name="P4"><text:s text:c="4"/>}</text:p>
      <text:p text:style-name="P4"/>
      <text:p text:style-name="P4"><text:s text:c="4"/>for (int i = 0; i &lt; setASize; i++) {</text:p>
      <text:p text:style-name="P4"><text:s text:c="8"/>for (int j = 0; j &lt; superSetSize; j++) {</text:p>
      <text:p text:style-name="P4"><text:s text:c="12"/>if (setA[i] == superSet[j]) {</text:p>
      <text:p text:style-name="P4"><text:s text:c="16"/>bitStringA[j] = 1;</text:p>
      <text:p text:style-name="P4"><text:s text:c="16"/>break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for (int i = 0; i &lt; setBSize; i++) {</text:p>
      <text:p text:style-name="P4"><text:s text:c="8"/>for (int j = 0; j &lt; superSetSize; j++) {</text:p>
      <text:p text:style-name="P4"><text:s text:c="12"/>if (setB[i] == superSet[j]) {</text:p>
      <text:p text:style-name="P4"><text:s text:c="16"/>bitStringB[j] = 1;</text:p>
      <text:p text:style-name="P4"><text:s text:c="16"/>break;</text:p>
      <text:p text:style-name="P4"><text:s text:c="12"/>}</text:p>
      <text:p text:style-name="P4"><text:s text:c="8"/>}</text:p>
      <text:p text:style-name="P4"><text:s text:c="4"/>}</text:p>
      <text:p text:style-name="P4"/>
      <text:p text:style-name="P4"><text:s text:c="4"/>printf("Set A Bit String: ");</text:p>
      <text:p text:style-name="P4"><text:s text:c="4"/>printBitString(bitStringA, superSetSize);</text:p>
      <text:p text:style-name="P4"><text:s text:c="4"/>printf("Set B Bit String: ");</text:p>
      <text:p text:style-name="P4"><text:s text:c="4"/>printBitString(bitStringB, superSetSize);</text:p>
      <text:p text:style-name="P4">}</text:p>
      <text:p text:style-name="P4"/>
      <text:p text:style-name="P4">void setUnion() {</text:p>
      <text:p text:style-name="P4"><text:s text:c="4"/>int bitStringUnion[MAX_SIZE];</text:p>
      <text:p text:style-name="P4"><text:s text:c="4"/>for (int i = 0; i &lt; superSetSize; i++) {</text:p>
      <text:p text:style-name="P4"><text:s text:c="8"/>bitStringUnion[i] = bitStringA[i] | bitStringB[i];</text:p>
      <text:p text:style-name="P4"><text:s text:c="4"/>}</text:p>
      <text:p text:style-name="P4"><text:s text:c="4"/>printf("Union: ");</text:p>
      <text:p text:style-name="P4"><text:s text:c="4"/>printBitString(bitStringUnion, superSetSize);</text:p>
      <text:p text:style-name="P4"><text:s text:c="4"/>printf("Union Result (Values): ");</text:p>
      <text:p text:style-name="P4"><text:s text:c="4"/>printSetFromBitString(bitStringUnion, superSetSize);</text:p>
      <text:p text:style-name="P4"><text:soft-page-break/>}</text:p>
      <text:p text:style-name="P4"/>
      <text:p text:style-name="P4">void setIntersection() {</text:p>
      <text:p text:style-name="P4"><text:s text:c="4"/>int bitStringIntersection[MAX_SIZE];</text:p>
      <text:p text:style-name="P4"><text:s text:c="4"/>for (int i = 0; i &lt; superSetSize; i++) {</text:p>
      <text:p text:style-name="P4"><text:s text:c="8"/>bitStringIntersection[i] = bitStringA[i] &amp; bitStringB[i];</text:p>
      <text:p text:style-name="P4"><text:s text:c="4"/>}</text:p>
      <text:p text:style-name="P4"><text:s text:c="4"/>printf("Intersection: ");</text:p>
      <text:p text:style-name="P4"><text:s text:c="4"/>printBitString(bitStringIntersection, superSetSize);</text:p>
      <text:p text:style-name="P4"><text:s text:c="4"/>printf("Intersection Result (Values): ");</text:p>
      <text:p text:style-name="P4"><text:s text:c="4"/>printSetFromBitString(bitStringIntersection, superSetSize);</text:p>
      <text:p text:style-name="P4">}</text:p>
      <text:p text:style-name="P4"/>
      <text:p text:style-name="P4">void setDifferenceAminusB() {</text:p>
      <text:p text:style-name="P4"><text:s text:c="4"/>int bitStringDifferenceAminusB[MAX_SIZE];</text:p>
      <text:p text:style-name="P4"><text:s text:c="4"/>for (int i = 0; i &lt; superSetSize; i++) {</text:p>
      <text:p text:style-name="P4"><text:s text:c="8"/>bitStringDifferenceAminusB[i] = bitStringA[i] &amp; (1 - bitStringB[i]);</text:p>
      <text:p text:style-name="P4"><text:s text:c="4"/>}</text:p>
      <text:p text:style-name="P4"><text:s text:c="4"/>printf("Difference (A - B): ");</text:p>
      <text:p text:style-name="P4"><text:s text:c="4"/>printBitString(bitStringDifferenceAminusB, superSetSize);</text:p>
      <text:p text:style-name="P4"><text:s text:c="4"/>printf("Difference Result (A - B, Values): ");</text:p>
      <text:p text:style-name="P4"><text:s text:c="4"/>printSetFromBitString(bitStringDifferenceAminusB, superSetSize);</text:p>
      <text:p text:style-name="P4">}</text:p>
      <text:p text:style-name="P4"/>
      <text:p text:style-name="P4">void setDifferenceBminusA() {</text:p>
      <text:p text:style-name="P4"><text:s text:c="4"/>int bitStringDifferenceBminusA[MAX_SIZE];</text:p>
      <text:p text:style-name="P4"><text:s text:c="4"/>for (int i = 0; i &lt; superSetSize; i++) {</text:p>
      <text:p text:style-name="P4"><text:s text:c="8"/>bitStringDifferenceBminusA[i] = bitStringB[i] &amp; (1 - bitStringA[i]);</text:p>
      <text:p text:style-name="P4"><text:s text:c="4"/>}</text:p>
      <text:p text:style-name="P4"><text:s text:c="4"/>printf("Difference (B - A): ");</text:p>
      <text:p text:style-name="P4"><text:s text:c="4"/>printBitString(bitStringDifferenceBminusA, superSetSize);</text:p>
      <text:p text:style-name="P4"><text:s text:c="4"/>printf("Difference Result (B - A, Values): ");</text:p>
      <text:p text:style-name="P4"><text:s text:c="4"/>printSetFromBitString(bitStringDifferenceBminusA, superSetSize);</text:p>
      <text:p text:style-name="P4">}</text:p>
      <text:p text:style-name="P4"/>
      <text:p text:style-name="P4">void printBitString(int arr[], int size) {</text:p>
      <text:p text:style-name="P4"><text:s text:c="4"/>printf("{");</text:p>
      <text:p text:style-name="P4"><text:s text:c="4"/>for (int i = 0; i &lt; size; i++) {</text:p>
      <text:p text:style-name="P4"><text:s text:c="8"/>printf("%d", arr[i]);</text:p>
      <text:p text:style-name="P4"><text:s text:c="8"/>if (i &lt; size - 1) {</text:p>
      <text:p text:style-name="P4"><text:s text:c="12"/>printf(", ");</text:p>
      <text:p text:style-name="P4"><text:s text:c="8"/>}</text:p>
      <text:p text:style-name="P4"><text:s text:c="4"/>}</text:p>
      <text:p text:style-name="P4"><text:s text:c="4"/>printf("}\n");</text:p>
      <text:p text:style-name="P4">}</text:p>
      <text:p text:style-name="P4"/>
      <text:p text:style-name="P4">void printSetFromBitString(int arr[], int size) {</text:p>
      <text:p text:style-name="P4"><text:s text:c="4"/>int first = 1;</text:p>
      <text:p text:style-name="P4"><text:s text:c="4"/>printf("{");</text:p>
      <text:p text:style-name="P4"><text:s text:c="4"/>for (int i = 0; i &lt; size; i++) {</text:p>
      <text:p text:style-name="P4"><text:s text:c="8"/>if (arr[i] == 1) {</text:p>
      <text:p text:style-name="P4"><text:s text:c="12"/>if (!first) {</text:p>
      <text:p text:style-name="P4"><text:soft-page-break/><text:s text:c="16"/>printf(", ");</text:p>
      <text:p text:style-name="P4"><text:s text:c="12"/>}</text:p>
      <text:p text:style-name="P4"><text:s text:c="12"/>printf("%d", superSet[i]);</text:p>
      <text:p text:style-name="P4"><text:s text:c="12"/>first = 0;</text:p>
      <text:p text:style-name="P4"><text:s text:c="8"/>}</text:p>
      <text:p text:style-name="P4"><text:s text:c="4"/>}</text:p>
      <text:p text:style-name="P4"><text:s text:c="4"/>printf("}\n");</text:p>
      <text:p text:style-name="P4">}</text:p>
      <text:p text:style-name="P4"><text:s text:c="4"/></text:p>
      <text:p text:style-name="P4"/>
      <text:p text:style-name="P4"/>
      <text:p text:style-name="P4"/>
      <text:p text:style-name="P4">int main() {</text:p>
      <text:p text:style-name="P4"><text:s text:c="4"/>int choice;</text:p>
      <text:p text:style-name="P4"/>
      <text:p text:style-name="P4"><text:s text:c="4"/>getUniversalSet();</text:p>
      <text:p text:style-name="P4"/>
      <text:p text:style-name="P4"><text:s text:c="4"/>do {</text:p>
      <text:p text:style-name="P4"><text:s text:c="8"/>printf("Enter Set A Size (max %d): ", superSetSize);</text:p>
      <text:p text:style-name="P4"><text:s text:c="8"/>scanf("%d", &amp;setASize);</text:p>
      <text:p text:style-name="P4"><text:s text:c="8"/>if (setASize &gt; superSetSize) {</text:p>
      <text:p text:style-name="P4"><text:s text:c="12"/>printf("Error: Set A size cannot exceed Universal Set size.\n");</text:p>
      <text:p text:style-name="P4"><text:s text:c="8"/>}</text:p>
      <text:p text:style-name="P4"><text:s text:c="4"/>} while (setASize &gt; superSetSize);</text:p>
      <text:p text:style-name="P4"/>
      <text:p text:style-name="P4"><text:s text:c="4"/>do {</text:p>
      <text:p text:style-name="P4"><text:s text:c="8"/>getSet(setA, &amp;setASize);</text:p>
      <text:p text:style-name="P4"><text:s text:c="4"/>} while (checkSetInUniversal(setA, setASize) == 0);</text:p>
      <text:p text:style-name="P4"/>
      <text:p text:style-name="P4"><text:s text:c="4"/>do {</text:p>
      <text:p text:style-name="P4"><text:s text:c="8"/>printf("Enter Set B Size (max %d): ", superSetSize);</text:p>
      <text:p text:style-name="P4"><text:s text:c="8"/>scanf("%d", &amp;setBSize);</text:p>
      <text:p text:style-name="P4"><text:s text:c="8"/>if (setBSize &gt; superSetSize) {</text:p>
      <text:p text:style-name="P4"><text:s text:c="12"/>printf("Error: Set B size cannot exceed Universal Set size.\n");</text:p>
      <text:p text:style-name="P4"><text:s text:c="8"/>}</text:p>
      <text:p text:style-name="P4"><text:s text:c="4"/>} while (setBSize &gt; superSetSize);</text:p>
      <text:p text:style-name="P4"/>
      <text:p text:style-name="P4"><text:s text:c="4"/>do {</text:p>
      <text:p text:style-name="P4"><text:s text:c="8"/>getSet(setB, &amp;setBSize);</text:p>
      <text:p text:style-name="P4"><text:s text:c="4"/>} while (checkSetInUniversal(setB, setBSize) == 0);</text:p>
      <text:p text:style-name="P4"/>
      <text:p text:style-name="P4"><text:s text:c="4"/>generateBitStrings();</text:p>
      <text:p text:style-name="P4"/>
      <text:p text:style-name="P4"><text:s text:c="4"/>do {</text:p>
      <text:p text:style-name="P4"><text:s text:c="8"/>printf("\nChoose an operation:\n");</text:p>
      <text:p text:style-name="P4"><text:s text:c="8"/>printf("1. Union of A and B\n");</text:p>
      <text:p text:style-name="P4"><text:s text:c="8"/>printf("2. Intersection of A and B\n");</text:p>
      <text:p text:style-name="P4"><text:s text:c="8"/>printf("3. Difference (A - B)\n");</text:p>
      <text:p text:style-name="P4"><text:s text:c="8"/>printf("4. Difference (B - A)\n");</text:p>
      <text:p text:style-name="P4"><text:s text:c="8"/>printf("5. Exit\n");</text:p>
      <text:p text:style-name="P4"><text:s text:c="8"/>printf("Enter your choice: ");</text:p>
      <text:p text:style-name="P4"><text:s text:c="8"/>scanf("%d", &amp;choice);</text:p>
      <text:p text:style-name="P4"><text:soft-page-break/></text:p>
      <text:p text:style-name="P4"><text:s text:c="8"/>switch (choice) {</text:p>
      <text:p text:style-name="P4"><text:s text:c="12"/>case 1:</text:p>
      <text:p text:style-name="P4"><text:s text:c="16"/>setUnion();</text:p>
      <text:p text:style-name="P4"><text:s text:c="16"/>break;</text:p>
      <text:p text:style-name="P4"><text:s text:c="12"/>case 2:</text:p>
      <text:p text:style-name="P4"><text:s text:c="16"/>setIntersection();</text:p>
      <text:p text:style-name="P4"><text:s text:c="16"/>break;</text:p>
      <text:p text:style-name="P4"><text:s text:c="12"/>case 3:</text:p>
      <text:p text:style-name="P4"><text:s text:c="16"/>setDifferenceAminusB();</text:p>
      <text:p text:style-name="P4"><text:s text:c="16"/>break;</text:p>
      <text:p text:style-name="P4"><text:s text:c="12"/>case 4:</text:p>
      <text:p text:style-name="P4"><text:s text:c="16"/>setDifferenceBminusA();</text:p>
      <text:p text:style-name="P4"><text:s text:c="16"/>break;</text:p>
      <text:p text:style-name="P4"><text:s text:c="12"/>case 5:</text:p>
      <text:p text:style-name="P4"><text:s text:c="16"/>printf("Exiting program.\n");</text:p>
      <text:p text:style-name="P4"><text:s text:c="16"/>break;</text:p>
      <text:p text:style-name="P4"><text:s text:c="12"/>default:</text:p>
      <text:p text:style-name="P4"><text:s text:c="16"/>printf("Invalid choice. Please try again.\n");</text:p>
      <text:p text:style-name="P4"><text:s text:c="8"/>}</text:p>
      <text:p text:style-name="P4"><text:s text:c="4"/>} while (choice != 5);</text:p>
      <text:p text:style-name="P4"/>
      <text:p text:style-name="P4"><text:s text:c="4"/>return 0;</text:p>
      <text:p text:style-name="P4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DISJOINT.C</text:p>
      <text:p text:style-name="P6"/>
      <text:p text:style-name="P8">#include &lt;stdio.h&gt;</text:p>
      <text:p text:style-name="P8">#include &lt;stdlib.h&gt;</text:p>
      <text:p text:style-name="P8"/>
      <text:p text:style-name="P8">struct node {</text:p>
      <text:p text:style-name="P8"><text:s text:c="4"/>struct node *rep;</text:p>
      <text:p text:style-name="P8"><text:s text:c="4"/>struct node *next;</text:p>
      <text:p text:style-name="P8"><text:s text:c="4"/>int data;</text:p>
      <text:p text:style-name="P8">} *heads[50], *tails[50];</text:p>
      <text:p text:style-name="P8"/>
      <text:p text:style-name="P8">static int countRoot = 0;</text:p>
      <text:p text:style-name="P8"/>
      <text:p text:style-name="P8">void makeSet(int x) {</text:p>
      <text:p text:style-name="P8"><text:s text:c="4"/>struct node *new = (struct node *)malloc(sizeof(struct node));</text:p>
      <text:p text:style-name="P8"><text:s text:c="4"/>new-&gt;rep = new;</text:p>
      <text:p text:style-name="P8"><text:s text:c="4"/>new-&gt;next = NULL;</text:p>
      <text:p text:style-name="P8"><text:s text:c="4"/>new-&gt;data = x;</text:p>
      <text:p text:style-name="P8"><text:s text:c="4"/>heads[countRoot] = new;</text:p>
      <text:p text:style-name="P8"><text:s text:c="4"/>tails[countRoot] = new;</text:p>
      <text:p text:style-name="P8"><text:s text:c="4"/>countRoot++;</text:p>
      <text:p text:style-name="P8">}</text:p>
      <text:p text:style-name="P8"/>
      <text:p text:style-name="P8">struct node* find(int a) {</text:p>
      <text:p text:style-name="P8"><text:s text:c="4"/>int i;</text:p>
      <text:p text:style-name="P8"><text:s text:c="4"/>struct node *tmp;</text:p>
      <text:p text:style-name="P8"><text:s text:c="4"/>for (i = 0; i &lt; countRoot; i++) {</text:p>
      <text:p text:style-name="P8"><text:s text:c="8"/>tmp = heads[i];</text:p>
      <text:p text:style-name="P8"><text:s text:c="8"/>while (tmp != NULL) {</text:p>
      <text:p text:style-name="P8"><text:s text:c="12"/>if (tmp-&gt;data == a)</text:p>
      <text:p text:style-name="P8"><text:s text:c="16"/>return tmp-&gt;rep;</text:p>
      <text:p text:style-name="P8"><text:s text:c="12"/>tmp = tmp-&gt;next;</text:p>
      <text:p text:style-name="P8"><text:s text:c="8"/>}</text:p>
      <text:p text:style-name="P8"><text:s text:c="4"/>}</text:p>
      <text:p text:style-name="P8"><text:s text:c="4"/>return NULL;</text:p>
      <text:p text:style-name="P8">}</text:p>
      <text:p text:style-name="P8">void unionSets(int a, int b) {</text:p>
      <text:p text:style-name="P8"><text:s text:c="4"/>int i, j, pos, flag = 0;</text:p>
      <text:p text:style-name="P8"><text:s text:c="4"/>struct node *tail2;</text:p>
      <text:p text:style-name="P8"><text:s text:c="4"/>struct node *rep1 = find(a);</text:p>
      <text:p text:style-name="P8"><text:s text:c="4"/>struct node *rep2 = find(b);</text:p>
      <text:p text:style-name="P8"><text:s text:c="4"/>if (rep1 == NULL || rep2 == NULL) {</text:p>
      <text:p text:style-name="P8"><text:s text:c="8"/>printf("\nElement(s) not present in the DS\n");</text:p>
      <text:p text:style-name="P8"><text:s text:c="8"/>return;</text:p>
      <text:p text:style-name="P8"><text:s text:c="4"/>}</text:p>
      <text:p text:style-name="P8"><text:s text:c="4"/>if (rep1 != rep2) {</text:p>
      <text:p text:style-name="P8"><text:s text:c="8"/>for (j = 0; j &lt; countRoot; j++) {</text:p>
      <text:p text:style-name="P8"><text:s text:c="12"/>if (heads[j] == rep2) {</text:p>
      <text:p text:style-name="P8"><text:s text:c="16"/>pos = j;</text:p>
      <text:p text:style-name="P8"><text:s text:c="16"/>flag = 1;</text:p>
      <text:p text:style-name="P8"><text:s text:c="16"/>countRoot -= 1;</text:p>
      <text:p text:style-name="P8"><text:s text:c="16"/>tail2 = tails[j];</text:p>
      <text:p text:style-name="P8"><text:soft-page-break/><text:s text:c="16"/>for (i = pos; i &lt; countRoot; i++) {</text:p>
      <text:p text:style-name="P8"><text:s text:c="20"/>heads[i] = heads[i+1];</text:p>
      <text:p text:style-name="P8"><text:s text:c="20"/>tails[i] = tails[i+1];</text:p>
      <text:p text:style-name="P8"><text:s text:c="16"/>}</text:p>
      <text:p text:style-name="P8"><text:s text:c="16"/>break;</text:p>
      <text:p text:style-name="P8"><text:s text:c="12"/>}</text:p>
      <text:p text:style-name="P8"><text:s text:c="8"/>}</text:p>
      <text:p text:style-name="P8"><text:s text:c="8"/>for (j = 0; j &lt; countRoot; j++) {</text:p>
      <text:p text:style-name="P8"><text:s text:c="12"/>if (heads[j] == rep1) {</text:p>
      <text:p text:style-name="P8"><text:s text:c="16"/>tails[j]-&gt;next = rep2;</text:p>
      <text:p text:style-name="P8"><text:s text:c="16"/>tails[j] = tail2;</text:p>
      <text:p text:style-name="P8"><text:s text:c="16"/>break;</text:p>
      <text:p text:style-name="P8"><text:s text:c="12"/>}</text:p>
      <text:p text:style-name="P8"><text:s text:c="8"/>}</text:p>
      <text:p text:style-name="P8"/>
      <text:p text:style-name="P8"><text:s text:c="8"/>while (rep2 != NULL) {</text:p>
      <text:p text:style-name="P8">rep2-&gt;rep = rep1;</text:p>
      <text:p text:style-name="P8"><text:s text:c="12"/>rep2 = rep2-&gt;next;</text:p>
      <text:p text:style-name="P8"><text:s text:c="8"/>}</text:p>
      <text:p text:style-name="P8"><text:s text:c="4"/>}</text:p>
      <text:p text:style-name="P8">}</text:p>
      <text:p text:style-name="P8">int search(int x) {</text:p>
      <text:p text:style-name="P8"><text:s text:c="4"/>int i;</text:p>
      <text:p text:style-name="P8"><text:s text:c="4"/>struct node *tmp;</text:p>
      <text:p text:style-name="P8"><text:s text:c="4"/>for (i = 0; i &lt; countRoot; i++) {</text:p>
      <text:p text:style-name="P8"><text:s text:c="8"/>tmp = heads[i];</text:p>
      <text:p text:style-name="P8"><text:s text:c="8"/>while (tmp != NULL) {</text:p>
      <text:p text:style-name="P8"><text:s text:c="12"/>if (tmp-&gt;data == x)</text:p>
      <text:p text:style-name="P8"><text:s text:c="16"/>return 1;</text:p>
      <text:p text:style-name="P8"><text:s text:c="12"/>tmp = tmp-&gt;next;</text:p>
      <text:p text:style-name="P8"><text:s text:c="8"/>}</text:p>
      <text:p text:style-name="P8"><text:s text:c="4"/>}</text:p>
      <text:p text:style-name="P8"><text:s text:c="4"/>return 0;</text:p>
      <text:p text:style-name="P8">}</text:p>
      <text:p text:style-name="P8"/>
      <text:p text:style-name="P8">void displayRepresentatives() {</text:p>
      <text:p text:style-name="P8"><text:s text:c="4"/>printf("\nSet Representatives: ");</text:p>
      <text:p text:style-name="P8"><text:s text:c="4"/>for (int i = 0; i &lt; countRoot; i++) {</text:p>
      <text:p text:style-name="P8"><text:s text:c="8"/>printf("%d ", heads[i]-&gt;data);</text:p>
      <text:p text:style-name="P8"><text:s text:c="4"/>}</text:p>
      <text:p text:style-name="P8"><text:s text:c="4"/>printf("\n");</text:p>
      <text:p text:style-name="P8">}</text:p>
      <text:p text:style-name="P8"/>
      <text:p text:style-name="P8">void displaySets() {</text:p>
      <text:p text:style-name="P8">int i, j;</text:p>
      <text:p text:style-name="P8"><text:s text:c="4"/>struct node *temp;</text:p>
      <text:p text:style-name="P8"><text:s text:c="4"/>printf("\nDisjoint Sets:\n");</text:p>
      <text:p text:style-name="P8"><text:s text:c="4"/>for (i = 0; i &lt; countRoot; i++) {</text:p>
      <text:p text:style-name="P8"><text:s text:c="8"/>temp = heads[i];</text:p>
      <text:p text:style-name="P8"><text:s text:c="8"/>printf("{ ");</text:p>
      <text:p text:style-name="P8"><text:s text:c="8"/>int first = 1;</text:p>
      <text:p text:style-name="P8"><text:s text:c="8"/>while (temp != NULL) {</text:p>
      <text:p text:style-name="P8"><text:soft-page-break/><text:s text:c="12"/>if (!first) printf(", ");</text:p>
      <text:p text:style-name="P8"><text:s text:c="12"/>printf("%d", temp-&gt;data);</text:p>
      <text:p text:style-name="P8"><text:s text:c="12"/>first = 0;</text:p>
      <text:p text:style-name="P8"><text:s text:c="12"/>temp = temp-&gt;next;</text:p>
      <text:p text:style-name="P8"><text:s text:c="8"/>}</text:p>
      <text:p text:style-name="P8"><text:s text:c="8"/>printf(" }\n");</text:p>
      <text:p text:style-name="P8"><text:s text:c="4"/>}</text:p>
      <text:p text:style-name="P8">}</text:p>
      <text:p text:style-name="P8">int main() {</text:p>
      <text:p text:style-name="P8"><text:s text:c="4"/>int choice, x, y, setSize;</text:p>
      <text:p text:style-name="P8"><text:s text:c="4"/>printf("Enter the size of the set (1 to 50): ");</text:p>
      <text:p text:style-name="P8"><text:s text:c="4"/>scanf("%d", &amp;setSize);</text:p>
      <text:p text:style-name="P8"/>
      <text:p text:style-name="P8"><text:s text:c="4"/>while (setSize &lt;= 0 || setSize &gt; 50) {</text:p>
      <text:p text:style-name="P8"><text:s text:c="8"/>printf("Invalid set size. Please enter a size between 1 and 50: ");</text:p>
      <text:p text:style-name="P8"><text:s text:c="8"/>scanf("%d", &amp;setSize);</text:p>
      <text:p text:style-name="P8"><text:s text:c="4"/>}</text:p>
      <text:p text:style-name="P8"/>
      <text:p text:style-name="P8"><text:s text:c="4"/>printf("\nEnter %d unique elements for the set:\n", setSize);</text:p>
      <text:p text:style-name="P8"><text:s text:c="4"/>for (int i = 0; i &lt; setSize; ) {</text:p>
      <text:p text:style-name="P8">printf("Enter element %d: ", i + 1);</text:p>
      <text:p text:style-name="P8"><text:s text:c="8"/>scanf("%d", &amp;x);</text:p>
      <text:p text:style-name="P8"><text:s text:c="16"/>if (search(x)) {</text:p>
      <text:p text:style-name="P8"><text:s text:c="12"/>printf("Element %d already exists in the set. Please enter a unique element.\n", x);</text:p>
      <text:p text:style-name="P8"><text:s text:c="8"/>} else {</text:p>
      <text:p text:style-name="P8"><text:s text:c="12"/>makeSet(x);</text:p>
      <text:p text:style-name="P8"><text:s text:c="12"/>i++;</text:p>
      <text:p text:style-name="P8"><text:s text:c="8"/>}</text:p>
      <text:p text:style-name="P8"><text:s text:c="4"/>}</text:p>
      <text:p text:style-name="P8">do {</text:p>
      <text:p text:style-name="P8"><text:s text:c="8"/>printf("\n1. Display set representatives");</text:p>
      <text:p text:style-name="P8"><text:s text:c="8"/>printf("\n2. Union");</text:p>
      <text:p text:style-name="P8"><text:s text:c="8"/>printf("\n3. Find Set");</text:p>
      <text:p text:style-name="P8"><text:s text:c="8"/>printf("\n4. Display all sets");</text:p>
      <text:p text:style-name="P8"><text:s text:c="8"/>printf("\n5. Exit");</text:p>
      <text:p text:style-name="P8"><text:s text:c="8"/>printf("\nEnter your choice: ");</text:p>
      <text:p text:style-name="P8"><text:s text:c="8"/>scanf("%d", &amp;choice);</text:p>
      <text:p text:style-name="P8"/>
      <text:p text:style-name="P8"><text:s text:c="8"/>switch(choice) {</text:p>
      <text:p text:style-name="P8"><text:s text:c="12"/>case 1:</text:p>
      <text:p text:style-name="P8"><text:s text:c="16"/>displayRepresentatives();</text:p>
      <text:p text:style-name="P8"><text:s text:c="16"/>break;</text:p>
      <text:p text:style-name="P8"><text:s text:c="12"/>case 2:</text:p>
      <text:p text:style-name="P8"><text:s text:c="16"/>printf("\nEnter first element: ");</text:p>
      <text:p text:style-name="P8"><text:s text:c="16"/>scanf("%d", &amp;x);</text:p>
      <text:p text:style-name="P8"><text:s text:c="16"/>printf("Enter second element: ");</text:p>
      <text:p text:style-name="P8"><text:s text:c="16"/>scanf("%d", &amp;y);</text:p>
      <text:p text:style-name="P8"><text:s text:c="16"/>unionSets(x, y);</text:p>
      <text:p text:style-name="P8"><text:s text:c="16"/>break;</text:p>
      <text:p text:style-name="P8"><text:s text:c="12"/>case 3:</text:p>
      <text:p text:style-name="P8"><text:s text:c="16"/>printf("\nEnter the element to find: ");</text:p>
      <text:p text:style-name="P8"><text:s/>scanf("%d", &amp;x);</text:p>
      <text:p text:style-name="P8"><text:soft-page-break/><text:s text:c="16"/>struct node *rep = find(x);</text:p>
      <text:p text:style-name="P8"><text:s text:c="16"/>if (rep == NULL) {</text:p>
      <text:p text:style-name="P8"><text:s text:c="20"/>printf("\nElement not present in the DS\n");</text:p>
      <text:p text:style-name="P8"><text:s text:c="16"/>} else {</text:p>
      <text:p text:style-name="P8"><text:s text:c="20"/>printf("\nThe representative of %d is %d\n", x, rep-&gt;data);</text:p>
      <text:p text:style-name="P8"><text:s text:c="16"/>}</text:p>
      <text:p text:style-name="P8"><text:s text:c="16"/>break;</text:p>
      <text:p text:style-name="P8"><text:s text:c="12"/>case 4:</text:p>
      <text:p text:style-name="P8"><text:s text:c="16"/>displaySets();</text:p>
      <text:p text:style-name="P8"><text:s text:c="16"/>break;</text:p>
      <text:p text:style-name="P8"><text:s text:c="12"/>case 5:</text:p>
      <text:p text:style-name="P8"><text:tab/><text:tab/>printf("\nExiting program...\n");</text:p>
      <text:p text:style-name="P8"><text:s text:c="16"/>exit(0);</text:p>
      <text:p text:style-name="P8"><text:s text:c="12"/>default:</text:p>
      <text:p text:style-name="P8"><text:s text:c="16"/>printf("\nInvalid choice! Please try again.\n");</text:p>
      <text:p text:style-name="P8"><text:s text:c="16"/>break;</text:p>
      <text:p text:style-name="P8"><text:s text:c="8"/>}</text:p>
      <text:p text:style-name="P8"><text:s text:c="4"/>} while (1);</text:p>
      <text:p text:style-name="P8"/>
      <text:p text:style-name="P8"><text:s text:c="4"/>return 0;</text:p>
      <text:p text:style-name="P8">}</text:p>
      <text:p text:style-name="P7">DFS.C</text:p>
      <text:p text:style-name="P6"/>
      <text:p text:style-name="P8">#include &lt;stdio.h&gt;</text:p>
      <text:p text:style-name="P8">#include &lt;stdlib.h&gt;</text:p>
      <text:p text:style-name="P8">#include &lt;stdbool.h&gt;</text:p>
      <text:p text:style-name="P8"/>
      <text:p text:style-name="P8">#define MAX_VERTICES 10</text:p>
      <text:p text:style-name="P8"/>
      <text:p text:style-name="P8">// Adjacency list node</text:p>
      <text:p text:style-name="P8">struct Node {</text:p>
      <text:p text:style-name="P8"><text:s text:c="4"/>int vertex;</text:p>
      <text:p text:style-name="P8"><text:s text:c="4"/>struct Node* next;</text:p>
      <text:p text:style-name="P8">};</text:p>
      <text:p text:style-name="P8"/>
      <text:p text:style-name="P8">// Graph structure</text:p>
      <text:p text:style-name="P8">struct Graph {</text:p>
      <text:p text:style-name="P8"><text:s text:c="4"/>int numVertices;</text:p>
      <text:p text:style-name="P8"><text:s text:c="4"/>struct Node* adjList[MAX_VERTICES];</text:p>
      <text:p text:style-name="P8">};</text:p>
      <text:p text:style-name="P8"/>
      <text:p text:style-name="P8">// Function to create a new node</text:p>
      <text:p text:style-name="P8">struct Node* createNode(int vertex) {</text:p>
      <text:p text:style-name="P8"><text:s text:c="4"/>struct Node* newNode = (struct Node*)malloc(sizeof(struct Node));</text:p>
      <text:p text:style-name="P8"><text:s text:c="4"/>newNode-&gt;vertex = vertex;</text:p>
      <text:p text:style-name="P8"><text:s text:c="4"/>newNode-&gt;next = NULL;</text:p>
      <text:p text:style-name="P8"><text:s text:c="4"/>return newNode;</text:p>
      <text:p text:style-name="P8">}</text:p>
      <text:p text:style-name="P8"/>
      <text:p text:style-name="P8">// Function to initialize the graph</text:p>
      <text:p text:style-name="P8">void initGraph(struct Graph* graph, int vertices) {</text:p>
      <text:p text:style-name="P8"><text:s text:c="4"/>graph-&gt;numVertices = vertices;</text:p>
      <text:p text:style-name="P8"><text:s text:c="4"/>for (int i = 0; i &lt; vertices; i++) {</text:p>
      <text:p text:style-name="P8"><text:s text:c="8"/>graph-&gt;adjList[i] = NULL;</text:p>
      <text:p text:style-name="P8"><text:s text:c="4"/>}</text:p>
      <text:p text:style-name="P8">}</text:p>
      <text:p text:style-name="P8"/>
      <text:p text:style-name="P8">// Function to add an edge to the graph (Directed)</text:p>
      <text:p text:style-name="P8">void addEdge(struct Graph* graph, int src, int dest) {</text:p>
      <text:p text:style-name="P8"><text:s text:c="4"/>struct Node* newNode = createNode(dest);</text:p>
      <text:p text:style-name="P8"><text:s text:c="4"/>newNode-&gt;next = graph-&gt;adjList[src];</text:p>
      <text:p text:style-name="P8"><text:s text:c="4"/>graph-&gt;adjList[src] = newNode;</text:p>
      <text:p text:style-name="P8">}</text:p>
      <text:p text:style-name="P8"/>
      <text:p text:style-name="P8">// DFS (Depth First Search) - Recursive</text:p>
      <text:p text:style-name="P8">void DFSUtil(struct Graph* graph, int vertex, bool visited[]) {</text:p>
      <text:p text:style-name="P8"><text:s text:c="4"/>visited[vertex] = true;</text:p>
      <text:p text:style-name="P8"><text:s text:c="4"/>printf("%d ", vertex);</text:p>
      <text:p text:style-name="P8"><text:s text:c="4"/></text:p>
      <text:p text:style-name="P8"><text:s text:c="4"/>struct Node* adjList = graph-&gt;adjList[vertex];</text:p>
      <text:p text:style-name="P8"><text:s text:c="4"/>while (adjList != NULL) {</text:p>
      <text:p text:style-name="P8"><text:s text:c="8"/>int adjVertex = adjList-&gt;vertex;</text:p>
      <text:p text:style-name="P8"><text:s text:c="8"/>if (!visited[adjVertex]) {</text:p>
      <text:p text:style-name="P8"><text:soft-page-break/><text:s text:c="12"/>DFSUtil(graph, adjVertex, visited);</text:p>
      <text:p text:style-name="P8"><text:s text:c="8"/>}</text:p>
      <text:p text:style-name="P8"><text:s text:c="8"/>adjList = adjList-&gt;next;</text:p>
      <text:p text:style-name="P8"><text:s text:c="4"/>}</text:p>
      <text:p text:style-name="P8">}</text:p>
      <text:p text:style-name="P8"/>
      <text:p text:style-name="P8">// DFS Traversal</text:p>
      <text:p text:style-name="P8">void DFS(struct Graph* graph, int startVertex) {</text:p>
      <text:p text:style-name="P8"><text:s text:c="4"/>bool visited[MAX_VERTICES] = { false };</text:p>
      <text:p text:style-name="P8"><text:s text:c="4"/>printf("DFS starting from vertex %d: ", startVertex);</text:p>
      <text:p text:style-name="P8"><text:s text:c="4"/>DFSUtil(graph, startVertex, visited);</text:p>
      <text:p text:style-name="P8"><text:s text:c="4"/>printf("\n");</text:p>
      <text:p text:style-name="P8">}</text:p>
      <text:p text:style-name="P8"/>
      <text:p text:style-name="P8">// BFS (Breadth First Search)</text:p>
      <text:p text:style-name="P8">void BFS(struct Graph* graph, int startVertex) {</text:p>
      <text:p text:style-name="P8"><text:s text:c="4"/>bool visited[MAX_VERTICES] = { false };</text:p>
      <text:p text:style-name="P8"><text:s text:c="4"/>int queue[MAX_VERTICES];</text:p>
      <text:p text:style-name="P8"><text:s text:c="4"/>int front = 0, rear = 0;</text:p>
      <text:p text:style-name="P8"/>
      <text:p text:style-name="P8"><text:s text:c="4"/>visited[startVertex] = true;</text:p>
      <text:p text:style-name="P8"><text:s text:c="4"/>queue[rear++] = startVertex;</text:p>
      <text:p text:style-name="P8"/>
      <text:p text:style-name="P8"><text:s text:c="4"/>printf("BFS starting from vertex %d: ", startVertex);</text:p>
      <text:p text:style-name="P8"><text:s text:c="4"/>while (front &lt; rear) {</text:p>
      <text:p text:style-name="P8"><text:s text:c="8"/>int currentVertex = queue[front++];</text:p>
      <text:p text:style-name="P8"><text:s text:c="8"/>printf("%d ", currentVertex);</text:p>
      <text:p text:style-name="P8"/>
      <text:p text:style-name="P8"><text:s text:c="8"/>struct Node* adjList = graph-&gt;adjList[currentVertex];</text:p>
      <text:p text:style-name="P8"><text:s text:c="8"/>while (adjList != NULL) {</text:p>
      <text:p text:style-name="P8"><text:s text:c="12"/>int adjVertex = adjList-&gt;vertex;</text:p>
      <text:p text:style-name="P8"><text:s text:c="12"/>if (!visited[adjVertex]) {</text:p>
      <text:p text:style-name="P8"><text:s text:c="16"/>visited[adjVertex] = true;</text:p>
      <text:p text:style-name="P8"><text:s text:c="16"/>queue[rear++] = adjVertex;</text:p>
      <text:p text:style-name="P8"><text:s text:c="12"/>}</text:p>
      <text:p text:style-name="P8"><text:s text:c="12"/>adjList = adjList-&gt;next;</text:p>
      <text:p text:style-name="P8"><text:s text:c="8"/>}</text:p>
      <text:p text:style-name="P8"><text:s text:c="4"/>}</text:p>
      <text:p text:style-name="P8"><text:s text:c="4"/>printf("\n");</text:p>
      <text:p text:style-name="P8">}</text:p>
      <text:p text:style-name="P8"/>
      <text:p text:style-name="P8">// Topological Sort - Using DFS</text:p>
      <text:p text:style-name="P8">void topologicalSortUtil(struct Graph* graph, int vertex, bool visited[], int stack[], int* stackIndex) {</text:p>
      <text:p text:style-name="P8"><text:s text:c="4"/>visited[vertex] = true;</text:p>
      <text:p text:style-name="P8"><text:s text:c="4"/></text:p>
      <text:p text:style-name="P8"><text:s text:c="4"/>struct Node* adjList = graph-&gt;adjList[vertex];</text:p>
      <text:p text:style-name="P8"><text:s text:c="4"/>while (adjList != NULL) {</text:p>
      <text:p text:style-name="P8"><text:s text:c="8"/>int adjVertex = adjList-&gt;vertex;</text:p>
      <text:p text:style-name="P8"><text:s text:c="8"/>if (!visited[adjVertex]) {</text:p>
      <text:p text:style-name="P8"><text:s text:c="12"/>topologicalSortUtil(graph, adjVertex, visited, stack, stackIndex);</text:p>
      <text:p text:style-name="P8"><text:s text:c="8"/>}</text:p>
      <text:p text:style-name="P8"><text:soft-page-break/><text:s text:c="8"/>adjList = adjList-&gt;next;</text:p>
      <text:p text:style-name="P8"><text:s text:c="4"/>}</text:p>
      <text:p text:style-name="P8"/>
      <text:p text:style-name="P8"><text:s text:c="4"/>stack[*stackIndex] = vertex;</text:p>
      <text:p text:style-name="P8"><text:s text:c="4"/>(*stackIndex)++;</text:p>
      <text:p text:style-name="P8">}</text:p>
      <text:p text:style-name="P8"/>
      <text:p text:style-name="P8">// Topological Sort</text:p>
      <text:p text:style-name="P8">void topologicalSort(struct Graph* graph) {</text:p>
      <text:p text:style-name="P8"><text:s text:c="4"/>bool visited[MAX_VERTICES] = { false };</text:p>
      <text:p text:style-name="P8"><text:s text:c="4"/>int stack[MAX_VERTICES];</text:p>
      <text:p text:style-name="P8"><text:s text:c="4"/>int stackIndex = 0;</text:p>
      <text:p text:style-name="P8"/>
      <text:p text:style-name="P8"><text:s text:c="4"/>for (int i = 0; i &lt; graph-&gt;numVertices; i++) {</text:p>
      <text:p text:style-name="P8"><text:s text:c="8"/>if (!visited[i]) {</text:p>
      <text:p text:style-name="P8"><text:s text:c="12"/>topologicalSortUtil(graph, i, visited, stack, &amp;stackIndex);</text:p>
      <text:p text:style-name="P8"><text:s text:c="8"/>}</text:p>
      <text:p text:style-name="P8"><text:s text:c="4"/>}</text:p>
      <text:p text:style-name="P8"/>
      <text:p text:style-name="P8"><text:s text:c="4"/>printf("Topological Sort: ");</text:p>
      <text:p text:style-name="P8"><text:s text:c="4"/>for (int i = stackIndex - 1; i &gt;= 0; i--) {</text:p>
      <text:p text:style-name="P8"><text:s text:c="8"/>printf("%d ", stack[i]);</text:p>
      <text:p text:style-name="P8"><text:s text:c="4"/>}</text:p>
      <text:p text:style-name="P8"><text:s text:c="4"/>printf("\n");</text:p>
      <text:p text:style-name="P8">}</text:p>
      <text:p text:style-name="P8"/>
      <text:p text:style-name="P8">// Function to display the graph (adjacency list)</text:p>
      <text:p text:style-name="P8">void displayGraph(struct Graph* graph) {</text:p>
      <text:p text:style-name="P8"><text:s text:c="4"/>printf("\nGraph Representation (Adjacency List):\n");</text:p>
      <text:p text:style-name="P8"><text:s text:c="4"/>for (int i = 0; i &lt; graph-&gt;numVertices; i++) {</text:p>
      <text:p text:style-name="P8"><text:s text:c="8"/>struct Node* adjList = graph-&gt;adjList[i];</text:p>
      <text:p text:style-name="P8"><text:s text:c="8"/>printf("Vertex %d: ", i);</text:p>
      <text:p text:style-name="P8"><text:s text:c="8"/>while (adjList != NULL) {</text:p>
      <text:p text:style-name="P8"><text:s text:c="12"/>printf("%d -&gt; ", adjList-&gt;vertex);</text:p>
      <text:p text:style-name="P8"><text:s text:c="12"/>adjList = adjList-&gt;next;</text:p>
      <text:p text:style-name="P8"><text:s text:c="8"/>}</text:p>
      <text:p text:style-name="P8"><text:s text:c="8"/>printf("NULL\n");</text:p>
      <text:p text:style-name="P8">}</text:p>
      <text:p text:style-name="P8">}</text:p>
      <text:p text:style-name="P8"/>
      <text:p text:style-name="P8">int main() {</text:p>
      <text:p text:style-name="P8"><text:s text:c="4"/>struct Graph graph;</text:p>
      <text:p text:style-name="P8"><text:s text:c="4"/>int vertices, edges, src, dest, startVertex, choice;</text:p>
      <text:p text:style-name="P8"/>
      <text:p text:style-name="P8"><text:s text:c="4"/>// Input number of vertices and edges</text:p>
      <text:p text:style-name="P8"><text:s text:c="4"/>printf("Enter the number of vertices: ");</text:p>
      <text:p text:style-name="P8"><text:s text:c="4"/>scanf("%d", &amp;vertices);</text:p>
      <text:p text:style-name="P8"><text:s text:c="4"/>initGraph(&amp;graph, vertices);</text:p>
      <text:p text:style-name="P8"/>
      <text:p text:style-name="P8"><text:s text:c="4"/>// Input edges</text:p>
      <text:p text:style-name="P8"><text:s text:c="4"/>printf("Enter the number of edges: ");</text:p>
      <text:p text:style-name="P8"><text:s text:c="4"/>scanf("%d", &amp;edges);</text:p>
      <text:p text:style-name="P8"><text:soft-page-break/></text:p>
      <text:p text:style-name="P8"><text:s text:c="4"/>for (int i = 0; i &lt; edges; i++) {</text:p>
      <text:p text:style-name="P8"><text:s text:c="8"/>printf("Enter edge %d (source destination): ", i + 1);</text:p>
      <text:p text:style-name="P8"><text:s text:c="8"/>scanf("%d %d", &amp;src, &amp;dest);</text:p>
      <text:p text:style-name="P8"><text:s text:c="8"/></text:p>
      <text:p text:style-name="P8"><text:s text:c="8"/>// Add directed edge to the graph</text:p>
      <text:p text:style-name="P8"><text:s text:c="8"/>if (src &gt;= 0 &amp;&amp; src &lt; vertices &amp;&amp; dest &gt;= 0 &amp;&amp; dest &lt; vertices) {</text:p>
      <text:p text:style-name="P8"><text:s text:c="12"/>addEdge(&amp;graph, src, dest);</text:p>
      <text:p text:style-name="P8"><text:s text:c="8"/>} else {</text:p>
      <text:p text:style-name="P8"><text:s text:c="12"/>printf("Invalid edge! Please enter vertices within the range of 0 to %d.\n", vertices - 1);</text:p>
      <text:p text:style-name="P8"><text:s text:c="12"/>i--; <text:s/>// Decrement i to allow user to input the edge again</text:p>
      <text:p text:style-name="P8"><text:s text:c="8"/>}</text:p>
      <text:p text:style-name="P8"><text:s text:c="4"/>}</text:p>
      <text:p text:style-name="P8"/>
      <text:p text:style-name="P8"><text:s text:c="4"/>// Main menu</text:p>
      <text:p text:style-name="P8"><text:s text:c="4"/>do {</text:p>
      <text:p text:style-name="P8"><text:s text:c="8"/>printf("\nMenu:\n");</text:p>
      <text:p text:style-name="P8"><text:s text:c="8"/>printf("1. Display Graph\n");</text:p>
      <text:p text:style-name="P8"><text:s text:c="8"/>printf("2. Perform DFS Traversal\n");</text:p>
      <text:p text:style-name="P8"><text:s text:c="8"/>printf("3. Perform BFS Traversal\n");</text:p>
      <text:p text:style-name="P8"><text:s text:c="8"/>printf("4. Perform Topological Sort\n");</text:p>
      <text:p text:style-name="P8"><text:s text:c="8"/>printf("5. Exit\n");</text:p>
      <text:p text:style-name="P8"><text:s text:c="8"/>printf("Enter your choice: ");</text:p>
      <text:p text:style-name="P8"><text:s text:c="8"/>scanf("%d", &amp;choice);</text:p>
      <text:p text:style-name="P8"/>
      <text:p text:style-name="P8"><text:s text:c="8"/>switch (choice) {</text:p>
      <text:p text:style-name="P8"><text:s text:c="12"/>case 1:</text:p>
      <text:p text:style-name="P8"><text:s text:c="16"/>displayGraph(&amp;graph);</text:p>
      <text:p text:style-name="P8"><text:s text:c="16"/>break;</text:p>
      <text:p text:style-name="P8"><text:s text:c="12"/>case 2:</text:p>
      <text:p text:style-name="P8"><text:s text:c="16"/>printf("\nEnter the start vertex for DFS: ");</text:p>
      <text:p text:style-name="P8"><text:s text:c="16"/>scanf("%d", &amp;startVertex);</text:p>
      <text:p text:style-name="P8"><text:s text:c="16"/>if (startVertex &gt;= 0 &amp;&amp; startVertex &lt; vertices) {</text:p>
      <text:p text:style-name="P8"><text:s text:c="20"/>DFS(&amp;graph, startVertex);</text:p>
      <text:p text:style-name="P8"><text:s text:c="16"/>} else {</text:p>
      <text:p text:style-name="P8"><text:s text:c="20"/>printf("Invalid start vertex!\n");</text:p>
      <text:p text:style-name="P8"><text:s text:c="16"/>}</text:p>
      <text:p text:style-name="P8"><text:s text:c="16"/>break;</text:p>
      <text:p text:style-name="P8"><text:s text:c="12"/>case 3:</text:p>
      <text:p text:style-name="P8"><text:s text:c="16"/>printf("\nEnter the start vertex for BFS: ");</text:p>
      <text:p text:style-name="P8"><text:s text:c="16"/>scanf("%d", &amp;startVertex);</text:p>
      <text:p text:style-name="P8"><text:s text:c="16"/>if (startVertex &gt;= 0 &amp;&amp; startVertex &lt; vertices) {</text:p>
      <text:p text:style-name="P8"><text:s text:c="20"/>BFS(&amp;graph, startVertex);</text:p>
      <text:p text:style-name="P8"><text:s text:c="16"/>} else {</text:p>
      <text:p text:style-name="P8"><text:s text:c="20"/>printf("Invalid start vertex!\n");</text:p>
      <text:p text:style-name="P8"><text:s text:c="16"/>}</text:p>
      <text:p text:style-name="P8"><text:s text:c="16"/>break;</text:p>
      <text:p text:style-name="P8"><text:s text:c="12"/>case 4:</text:p>
      <text:p text:style-name="P8"><text:s text:c="16"/>topologicalSort(&amp;graph);</text:p>
      <text:p text:style-name="P8"><text:s text:c="16"/>break;</text:p>
      <text:p text:style-name="P8"><text:s text:c="12"/>case 5:</text:p>
      <text:p text:style-name="P8"><text:s text:c="16"/>printf("Exiting the program.\n");</text:p>
      <text:p text:style-name="P8"><text:soft-page-break/><text:s text:c="16"/>break;</text:p>
      <text:p text:style-name="P8"><text:s text:c="12"/>default:</text:p>
      <text:p text:style-name="P8"><text:s text:c="16"/>printf("Invalid choice! Please try again.\n");</text:p>
      <text:p text:style-name="P8"><text:s text:c="8"/>}</text:p>
      <text:p text:style-name="P8"><text:s text:c="4"/>} while (choice != 5);</text:p>
      <text:p text:style-name="P8"/>
      <text:p text:style-name="P8"><text:s text:c="4"/>return 0;</text:p>
      <text:p text:style-name="P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1:35:59.810896909</meta:creation-date>
    <dc:date>2024-12-07T14:45:56.180781716</dc:date>
    <meta:editing-duration>PT5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4" meta:paragraph-count="1377" meta:word-count="3864" meta:character-count="36272" meta:non-whitespace-character-count="23087"/>
  </office:meta>
</office:document-meta>
</file>